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26pt"/>
    </style:style>
    <style:style style:name="co2" style:family="table-column">
      <style:table-column-properties fo:break-before="auto" style:column-width="62.05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58.14pt"/>
    </style:style>
    <style:style style:name="co5" style:family="table-column">
      <style:table-column-properties fo:break-before="auto" style:column-width="59.7pt"/>
    </style:style>
    <style:style style:name="co6" style:family="table-column">
      <style:table-column-properties fo:break-before="auto" style:column-width="66.7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1197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mp Husillo</text:p>
          </table:table-cell>
          <table:table-cell office:value-type="string" calcext:value-type="string">
            <text:p>Tmp Nozzle</text:p>
          </table:table-cell>
          <table:table-cell office:value-type="string" calcext:value-type="string">
            <text:p>Diametro X</text:p>
          </table:table-cell>
          <table:table-cell office:value-type="string" calcext:value-type="string">
            <text:p>Diametro Y</text:p>
          </table:table-cell>
          <table:table-cell office:value-type="string" calcext:value-type="string">
            <text:p>VELOCIDAD</text:p>
          </table:table-cell>
        </table:table-row>
        <table:table-row table:style-name="ro1">
          <table:table-cell office:value-type="string" calcext:value-type="string">
            <text:p>2015-14-7-7:46:16</text:p>
          </table:table-cell>
          <table:table-cell office:value-type="float" office:value="57.7" calcext:value-type="float">
            <text:p>57.7</text:p>
          </table:table-cell>
          <table:table-cell office:value-type="float" office:value="136" calcext:value-type="float">
            <text:p>136</text:p>
          </table:table-cell>
          <table:table-cell office:value-type="float" office:value="1.390386" calcext:value-type="float">
            <text:p>1.390386</text:p>
          </table:table-cell>
          <table:table-cell office:value-type="float" office:value="1.425478" calcext:value-type="float">
            <text:p>1.42547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17</text:p>
          </table:table-cell>
          <table:table-cell office:value-type="float" office:value="57.7" calcext:value-type="float">
            <text:p>57.7</text:p>
          </table:table-cell>
          <table:table-cell office:value-type="float" office:value="135.8" calcext:value-type="float">
            <text:p>135.8</text:p>
          </table:table-cell>
          <table:table-cell office:value-type="float" office:value="1.355976" calcext:value-type="float">
            <text:p>1.355976</text:p>
          </table:table-cell>
          <table:table-cell office:value-type="float" office:value="1.345026" calcext:value-type="float">
            <text:p>1.34502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18</text:p>
          </table:table-cell>
          <table:table-cell office:value-type="float" office:value="57.7" calcext:value-type="float">
            <text:p>57.7</text:p>
          </table:table-cell>
          <table:table-cell office:value-type="float" office:value="135.7" calcext:value-type="float">
            <text:p>135.7</text:p>
          </table:table-cell>
          <table:table-cell office:value-type="float" office:value="1.310097" calcext:value-type="float">
            <text:p>1.310097</text:p>
          </table:table-cell>
          <table:table-cell office:value-type="float" office:value="1.32204" calcext:value-type="float">
            <text:p>1.3220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20</text:p>
          </table:table-cell>
          <table:table-cell office:value-type="float" office:value="57.7" calcext:value-type="float">
            <text:p>57.7</text:p>
          </table:table-cell>
          <table:table-cell office:value-type="float" office:value="135.6" calcext:value-type="float">
            <text:p>135.6</text:p>
          </table:table-cell>
          <table:table-cell office:value-type="float" office:value="1.321566" calcext:value-type="float">
            <text:p>1.321566</text:p>
          </table:table-cell>
          <table:table-cell office:value-type="float" office:value="1.264575" calcext:value-type="float">
            <text:p>1.26457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21</text:p>
          </table:table-cell>
          <table:table-cell office:value-type="float" office:value="57.7" calcext:value-type="float">
            <text:p>57.7</text:p>
          </table:table-cell>
          <table:table-cell office:value-type="float" office:value="135.5" calcext:value-type="float">
            <text:p>135.5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23</text:p>
          </table:table-cell>
          <table:table-cell office:value-type="float" office:value="57.7" calcext:value-type="float">
            <text:p>57.7</text:p>
          </table:table-cell>
          <table:table-cell office:value-type="float" office:value="135.5" calcext:value-type="float">
            <text:p>135.5</text:p>
          </table:table-cell>
          <table:table-cell office:value-type="float" office:value="1.401856" calcext:value-type="float">
            <text:p>1.401856</text:p>
          </table:table-cell>
          <table:table-cell office:value-type="float" office:value="1.390998" calcext:value-type="float">
            <text:p>1.39099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24</text:p>
          </table:table-cell>
          <table:table-cell office:value-type="float" office:value="57.8" calcext:value-type="float">
            <text:p>57.8</text:p>
          </table:table-cell>
          <table:table-cell office:value-type="float" office:value="135.4" calcext:value-type="float">
            <text:p>135.4</text:p>
          </table:table-cell>
          <table:table-cell office:value-type="float" office:value="1.505085" calcext:value-type="float">
            <text:p>1.505085</text:p>
          </table:table-cell>
          <table:table-cell office:value-type="float" office:value="1.345026" calcext:value-type="float">
            <text:p>1.34502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25</text:p>
          </table:table-cell>
          <table:table-cell office:value-type="float" office:value="57.8" calcext:value-type="float">
            <text:p>57.8</text:p>
          </table:table-cell>
          <table:table-cell office:value-type="float" office:value="135.3" calcext:value-type="float">
            <text:p>135.3</text:p>
          </table:table-cell>
          <table:table-cell office:value-type="float" office:value="1.528024" calcext:value-type="float">
            <text:p>1.528024</text:p>
          </table:table-cell>
          <table:table-cell office:value-type="float" office:value="1.333533" calcext:value-type="float">
            <text:p>1.33353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27</text:p>
          </table:table-cell>
          <table:table-cell office:value-type="float" office:value="57.8" calcext:value-type="float">
            <text:p>57.8</text:p>
          </table:table-cell>
          <table:table-cell office:value-type="float" office:value="135.3" calcext:value-type="float">
            <text:p>135.3</text:p>
          </table:table-cell>
          <table:table-cell office:value-type="float" office:value="1.436265" calcext:value-type="float">
            <text:p>1.436265</text:p>
          </table:table-cell>
          <table:table-cell office:value-type="float" office:value="1.390998" calcext:value-type="float">
            <text:p>1.39099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28</text:p>
          </table:table-cell>
          <table:table-cell office:value-type="float" office:value="57.9" calcext:value-type="float">
            <text:p>57.9</text:p>
          </table:table-cell>
          <table:table-cell office:value-type="float" office:value="135.3" calcext:value-type="float">
            <text:p>135.3</text:p>
          </table:table-cell>
          <table:table-cell office:value-type="float" office:value="1.390386" calcext:value-type="float">
            <text:p>1.390386</text:p>
          </table:table-cell>
          <table:table-cell office:value-type="float" office:value="1.390998" calcext:value-type="float">
            <text:p>1.39099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30</text:p>
          </table:table-cell>
          <table:table-cell office:value-type="float" office:value="57.9" calcext:value-type="float">
            <text:p>57.9</text:p>
          </table:table-cell>
          <table:table-cell office:value-type="float" office:value="135.2" calcext:value-type="float">
            <text:p>135.2</text:p>
          </table:table-cell>
          <table:table-cell office:value-type="float" office:value="1.333036" calcext:value-type="float">
            <text:p>1.333036</text:p>
          </table:table-cell>
          <table:table-cell office:value-type="float" office:value="1.482943" calcext:value-type="float">
            <text:p>1.482943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31</text:p>
          </table:table-cell>
          <table:table-cell office:value-type="float" office:value="58" calcext:value-type="float">
            <text:p>58</text:p>
          </table:table-cell>
          <table:table-cell office:value-type="float" office:value="135.1" calcext:value-type="float">
            <text:p>135.1</text:p>
          </table:table-cell>
          <table:table-cell office:value-type="float" office:value="1.470675" calcext:value-type="float">
            <text:p>1.470675</text:p>
          </table:table-cell>
          <table:table-cell office:value-type="float" office:value="1.528915" calcext:value-type="float">
            <text:p>1.52891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32</text:p>
          </table:table-cell>
          <table:table-cell office:value-type="float" office:value="58" calcext:value-type="float">
            <text:p>58</text:p>
          </table:table-cell>
          <table:table-cell office:value-type="float" office:value="134.9" calcext:value-type="float">
            <text:p>134.9</text:p>
          </table:table-cell>
          <table:table-cell office:value-type="float" office:value="1.654193" calcext:value-type="float">
            <text:p>1.654193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34</text:p>
          </table:table-cell>
          <table:table-cell office:value-type="float" office:value="58" calcext:value-type="float">
            <text:p>58</text:p>
          </table:table-cell>
          <table:table-cell office:value-type="float" office:value="134.7" calcext:value-type="float">
            <text:p>134.7</text:p>
          </table:table-cell>
          <table:table-cell office:value-type="float" office:value="1.780362" calcext:value-type="float">
            <text:p>1.780362</text:p>
          </table:table-cell>
          <table:table-cell office:value-type="float" office:value="1.413985" calcext:value-type="float">
            <text:p>1.41398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35</text:p>
          </table:table-cell>
          <table:table-cell office:value-type="float" office:value="58" calcext:value-type="float">
            <text:p>58</text:p>
          </table:table-cell>
          <table:table-cell office:value-type="float" office:value="134.7" calcext:value-type="float">
            <text:p>134.7</text:p>
          </table:table-cell>
          <table:table-cell office:value-type="float" office:value="1.94094" calcext:value-type="float">
            <text:p>1.94094</text:p>
          </table:table-cell>
          <table:table-cell office:value-type="float" office:value="1.345026" calcext:value-type="float">
            <text:p>1.34502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37</text:p>
          </table:table-cell>
          <table:table-cell office:value-type="float" office:value="58" calcext:value-type="float">
            <text:p>58</text:p>
          </table:table-cell>
          <table:table-cell office:value-type="float" office:value="134.6" calcext:value-type="float">
            <text:p>134.6</text:p>
          </table:table-cell>
          <table:table-cell office:value-type="float" office:value="1.745952" calcext:value-type="float">
            <text:p>1.745952</text:p>
          </table:table-cell>
          <table:table-cell office:value-type="float" office:value="1.448464" calcext:value-type="float">
            <text:p>1.448464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38</text:p>
          </table:table-cell>
          <table:table-cell office:value-type="float" office:value="58" calcext:value-type="float">
            <text:p>58</text:p>
          </table:table-cell>
          <table:table-cell office:value-type="float" office:value="134.5" calcext:value-type="float">
            <text:p>134.5</text:p>
          </table:table-cell>
          <table:table-cell office:value-type="float" office:value="1.516554" calcext:value-type="float">
            <text:p>1.516554</text:p>
          </table:table-cell>
          <table:table-cell office:value-type="float" office:value="1.666831" calcext:value-type="float">
            <text:p>1.66683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39</text:p>
          </table:table-cell>
          <table:table-cell office:value-type="float" office:value="58" calcext:value-type="float">
            <text:p>58</text:p>
          </table:table-cell>
          <table:table-cell office:value-type="float" office:value="134.4" calcext:value-type="float">
            <text:p>134.4</text:p>
          </table:table-cell>
          <table:table-cell office:value-type="float" office:value="1.424795" calcext:value-type="float">
            <text:p>1.424795</text:p>
          </table:table-cell>
          <table:table-cell office:value-type="float" office:value="1.770268" calcext:value-type="float">
            <text:p>1.770268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41</text:p>
          </table:table-cell>
          <table:table-cell office:value-type="float" office:value="58" calcext:value-type="float">
            <text:p>58</text:p>
          </table:table-cell>
          <table:table-cell office:value-type="float" office:value="134.3" calcext:value-type="float">
            <text:p>134.3</text:p>
          </table:table-cell>
          <table:table-cell office:value-type="float" office:value="1.436265" calcext:value-type="float">
            <text:p>1.436265</text:p>
          </table:table-cell>
          <table:table-cell office:value-type="float" office:value="1.896692" calcext:value-type="float">
            <text:p>1.89669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42</text:p>
          </table:table-cell>
          <table:table-cell office:value-type="float" office:value="58" calcext:value-type="float">
            <text:p>58</text:p>
          </table:table-cell>
          <table:table-cell office:value-type="float" office:value="134.1" calcext:value-type="float">
            <text:p>134.1</text:p>
          </table:table-cell>
          <table:table-cell office:value-type="float" office:value="1.390386" calcext:value-type="float">
            <text:p>1.390386</text:p>
          </table:table-cell>
          <table:table-cell office:value-type="float" office:value="1.873706" calcext:value-type="float">
            <text:p>1.873706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44</text:p>
          </table:table-cell>
          <table:table-cell office:value-type="float" office:value="58" calcext:value-type="float">
            <text:p>58</text:p>
          </table:table-cell>
          <table:table-cell office:value-type="float" office:value="134.1" calcext:value-type="float">
            <text:p>134.1</text:p>
          </table:table-cell>
          <table:table-cell office:value-type="float" office:value="1.264217" calcext:value-type="float">
            <text:p>1.264217</text:p>
          </table:table-cell>
          <table:table-cell office:value-type="float" office:value="1.632352" calcext:value-type="float">
            <text:p>1.63235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45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1.149518" calcext:value-type="float">
            <text:p>1.149518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46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1.241277" calcext:value-type="float">
            <text:p>1.241277</text:p>
          </table:table-cell>
          <table:table-cell office:value-type="float" office:value="1.436971" calcext:value-type="float">
            <text:p>1.43697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2015-14-7-7:46:48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1.264217" calcext:value-type="float">
            <text:p>1.264217</text:p>
          </table:table-cell>
          <table:table-cell office:value-type="float" office:value="1.390998" calcext:value-type="float">
            <text:p>1.3909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6:49</text:p>
          </table:table-cell>
          <table:table-cell office:value-type="float" office:value="58" calcext:value-type="float">
            <text:p>58</text:p>
          </table:table-cell>
          <table:table-cell office:value-type="float" office:value="134.2" calcext:value-type="float">
            <text:p>134.2</text:p>
          </table:table-cell>
          <table:table-cell office:value-type="float" office:value="1.172458" calcext:value-type="float">
            <text:p>1.172458</text:p>
          </table:table-cell>
          <table:table-cell office:value-type="float" office:value="1.276068" calcext:value-type="float">
            <text:p>1.276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6:51</text:p>
          </table:table-cell>
          <table:table-cell office:value-type="float" office:value="58" calcext:value-type="float">
            <text:p>58</text:p>
          </table:table-cell>
          <table:table-cell office:value-type="float" office:value="134.3" calcext:value-type="float">
            <text:p>134.3</text:p>
          </table:table-cell>
          <table:table-cell office:value-type="float" office:value="1.115109" calcext:value-type="float">
            <text:p>1.115109</text:p>
          </table:table-cell>
          <table:table-cell office:value-type="float" office:value="1.138152" calcext:value-type="float">
            <text:p>1.1381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6:52</text:p>
          </table:table-cell>
          <table:table-cell office:value-type="float" office:value="58" calcext:value-type="float">
            <text:p>58</text:p>
          </table:table-cell>
          <table:table-cell office:value-type="float" office:value="134.5" calcext:value-type="float">
            <text:p>134.5</text:p>
          </table:table-cell>
          <table:table-cell office:value-type="float" office:value="1.413326" calcext:value-type="float">
            <text:p>1.413326</text:p>
          </table:table-cell>
          <table:table-cell office:value-type="float" office:value="1.253082" calcext:value-type="float">
            <text:p>1.2530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6:53</text:p>
          </table:table-cell>
          <table:table-cell office:value-type="float" office:value="58" calcext:value-type="float">
            <text:p>58</text:p>
          </table:table-cell>
          <table:table-cell office:value-type="float" office:value="134.6" calcext:value-type="float">
            <text:p>134.6</text:p>
          </table:table-cell>
          <table:table-cell office:value-type="float" office:value="1.493615" calcext:value-type="float">
            <text:p>1.493615</text:p>
          </table:table-cell>
          <table:table-cell office:value-type="float" office:value="1.126659" calcext:value-type="float">
            <text:p>1.1266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6:55</text:p>
          </table:table-cell>
          <table:table-cell office:value-type="float" office:value="58" calcext:value-type="float">
            <text:p>58</text:p>
          </table:table-cell>
          <table:table-cell office:value-type="float" office:value="134.7" calcext:value-type="float">
            <text:p>134.7</text:p>
          </table:table-cell>
          <table:table-cell office:value-type="float" office:value="1.596844" calcext:value-type="float">
            <text:p>1.596844</text:p>
          </table:table-cell>
          <table:table-cell office:value-type="float" office:value="1.402492" calcext:value-type="float">
            <text:p>1.4024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6:56</text:p>
          </table:table-cell>
          <table:table-cell office:value-type="float" office:value="58" calcext:value-type="float">
            <text:p>58</text:p>
          </table:table-cell>
          <table:table-cell office:value-type="float" office:value="134.9" calcext:value-type="float">
            <text:p>134.9</text:p>
          </table:table-cell>
          <table:table-cell office:value-type="float" office:value="1.413326" calcext:value-type="float">
            <text:p>1.413326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6:58</text:p>
          </table:table-cell>
          <table:table-cell office:value-type="float" office:value="58" calcext:value-type="float">
            <text:p>58</text:p>
          </table:table-cell>
          <table:table-cell office:value-type="float" office:value="135" calcext:value-type="float">
            <text:p>135</text:p>
          </table:table-cell>
          <table:table-cell office:value-type="float" office:value="1.298627" calcext:value-type="float">
            <text:p>1.298627</text:p>
          </table:table-cell>
          <table:table-cell office:value-type="float" office:value="1.574887" calcext:value-type="float">
            <text:p>1.5748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6:59</text:p>
          </table:table-cell>
          <table:table-cell office:value-type="float" office:value="58" calcext:value-type="float">
            <text:p>58</text:p>
          </table:table-cell>
          <table:table-cell office:value-type="float" office:value="134.9" calcext:value-type="float">
            <text:p>134.9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448464" calcext:value-type="float">
            <text:p>1.44846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0</text:p>
          </table:table-cell>
          <table:table-cell office:value-type="float" office:value="58" calcext:value-type="float">
            <text:p>58</text:p>
          </table:table-cell>
          <table:table-cell office:value-type="float" office:value="134.8" calcext:value-type="float">
            <text:p>134.8</text:p>
          </table:table-cell>
          <table:table-cell office:value-type="float" office:value="1.252747" calcext:value-type="float">
            <text:p>1.252747</text:p>
          </table:table-cell>
          <table:table-cell office:value-type="float" office:value="1.264575" calcext:value-type="float">
            <text:p>1.264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2</text:p>
          </table:table-cell>
          <table:table-cell office:value-type="float" office:value="58" calcext:value-type="float">
            <text:p>58</text:p>
          </table:table-cell>
          <table:table-cell office:value-type="float" office:value="134.8" calcext:value-type="float">
            <text:p>134.8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1.356519" calcext:value-type="float">
            <text:p>1.356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3</text:p>
          </table:table-cell>
          <table:table-cell office:value-type="float" office:value="58" calcext:value-type="float">
            <text:p>58</text:p>
          </table:table-cell>
          <table:table-cell office:value-type="float" office:value="134.8" calcext:value-type="float">
            <text:p>134.8</text:p>
          </table:table-cell>
          <table:table-cell office:value-type="float" office:value="1.206868" calcext:value-type="float">
            <text:p>1.206868</text:p>
          </table:table-cell>
          <table:table-cell office:value-type="float" office:value="1.230096" calcext:value-type="float">
            <text:p>1.2300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5</text:p>
          </table:table-cell>
          <table:table-cell office:value-type="float" office:value="58" calcext:value-type="float">
            <text:p>58</text:p>
          </table:table-cell>
          <table:table-cell office:value-type="float" office:value="134.9" calcext:value-type="float">
            <text:p>134.9</text:p>
          </table:table-cell>
          <table:table-cell office:value-type="float" office:value="1.252747" calcext:value-type="float">
            <text:p>1.252747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6</text:p>
          </table:table-cell>
          <table:table-cell office:value-type="float" office:value="58" calcext:value-type="float">
            <text:p>58</text:p>
          </table:table-cell>
          <table:table-cell office:value-type="float" office:value="134.9" calcext:value-type="float">
            <text:p>134.9</text:p>
          </table:table-cell>
          <table:table-cell office:value-type="float" office:value="1.585374" calcext:value-type="float">
            <text:p>1.585374</text:p>
          </table:table-cell>
          <table:table-cell office:value-type="float" office:value="1.195617" calcext:value-type="float">
            <text:p>1.1956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7</text:p>
          </table:table-cell>
          <table:table-cell office:value-type="float" office:value="58" calcext:value-type="float">
            <text:p>58</text:p>
          </table:table-cell>
          <table:table-cell office:value-type="float" office:value="134.9" calcext:value-type="float">
            <text:p>134.9</text:p>
          </table:table-cell>
          <table:table-cell office:value-type="float" office:value="1.860651" calcext:value-type="float">
            <text:p>1.860651</text:p>
          </table:table-cell>
          <table:table-cell office:value-type="float" office:value="1.20711" calcext:value-type="float">
            <text:p>1.207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9</text:p>
          </table:table-cell>
          <table:table-cell office:value-type="float" office:value="58" calcext:value-type="float">
            <text:p>58</text:p>
          </table:table-cell>
          <table:table-cell office:value-type="float" office:value="134.9" calcext:value-type="float">
            <text:p>134.9</text:p>
          </table:table-cell>
          <table:table-cell office:value-type="float" office:value="1.264217" calcext:value-type="float">
            <text:p>1.264217</text:p>
          </table:table-cell>
          <table:table-cell office:value-type="float" office:value="1.505929" calcext:value-type="float">
            <text:p>1.505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10</text:p>
          </table:table-cell>
          <table:table-cell office:value-type="float" office:value="58.1" calcext:value-type="float">
            <text:p>58.1</text:p>
          </table:table-cell>
          <table:table-cell office:value-type="float" office:value="134.9" calcext:value-type="float">
            <text:p>134.9</text:p>
          </table:table-cell>
          <table:table-cell office:value-type="float" office:value="1.310097" calcext:value-type="float">
            <text:p>1.310097</text:p>
          </table:table-cell>
          <table:table-cell office:value-type="float" office:value="1.655338" calcext:value-type="float">
            <text:p>1.655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12</text:p>
          </table:table-cell>
          <table:table-cell office:value-type="float" office:value="58.1" calcext:value-type="float">
            <text:p>58.1</text:p>
          </table:table-cell>
          <table:table-cell office:value-type="float" office:value="135" calcext:value-type="float">
            <text:p>135</text:p>
          </table:table-cell>
          <table:table-cell office:value-type="float" office:value="1.333036" calcext:value-type="float">
            <text:p>1.333036</text:p>
          </table:table-cell>
          <table:table-cell office:value-type="float" office:value="1.287561" calcext:value-type="float">
            <text:p>1.28756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13</text:p>
          </table:table-cell>
          <table:table-cell office:value-type="float" office:value="58.1" calcext:value-type="float">
            <text:p>58.1</text:p>
          </table:table-cell>
          <table:table-cell office:value-type="float" office:value="135" calcext:value-type="float">
            <text:p>135</text:p>
          </table:table-cell>
          <table:table-cell office:value-type="float" office:value="1.333036" calcext:value-type="float">
            <text:p>1.333036</text:p>
          </table:table-cell>
          <table:table-cell office:value-type="float" office:value="1.276068" calcext:value-type="float">
            <text:p>1.27606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14</text:p>
          </table:table-cell>
          <table:table-cell office:value-type="float" office:value="58.1" calcext:value-type="float">
            <text:p>58.1</text:p>
          </table:table-cell>
          <table:table-cell office:value-type="float" office:value="135" calcext:value-type="float">
            <text:p>135</text:p>
          </table:table-cell>
          <table:table-cell office:value-type="float" office:value="1.298627" calcext:value-type="float">
            <text:p>1.298627</text:p>
          </table:table-cell>
          <table:table-cell office:value-type="float" office:value="1.299054" calcext:value-type="float">
            <text:p>1.299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16</text:p>
          </table:table-cell>
          <table:table-cell office:value-type="float" office:value="58.1" calcext:value-type="float">
            <text:p>58.1</text:p>
          </table:table-cell>
          <table:table-cell office:value-type="float" office:value="135.1" calcext:value-type="float">
            <text:p>135.1</text:p>
          </table:table-cell>
          <table:table-cell office:value-type="float" office:value="1.642723" calcext:value-type="float">
            <text:p>1.642723</text:p>
          </table:table-cell>
          <table:table-cell office:value-type="float" office:value="1.32204" calcext:value-type="float">
            <text:p>1.32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17</text:p>
          </table:table-cell>
          <table:table-cell office:value-type="float" office:value="58.1" calcext:value-type="float">
            <text:p>58.1</text:p>
          </table:table-cell>
          <table:table-cell office:value-type="float" office:value="135.3" calcext:value-type="float">
            <text:p>135.3</text:p>
          </table:table-cell>
          <table:table-cell office:value-type="float" office:value="1.688603" calcext:value-type="float">
            <text:p>1.688603</text:p>
          </table:table-cell>
          <table:table-cell office:value-type="float" office:value="1.299054" calcext:value-type="float">
            <text:p>1.2990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19</text:p>
          </table:table-cell>
          <table:table-cell office:value-type="float" office:value="58.1" calcext:value-type="float">
            <text:p>58.1</text:p>
          </table:table-cell>
          <table:table-cell office:value-type="float" office:value="135.3" calcext:value-type="float">
            <text:p>135.3</text:p>
          </table:table-cell>
          <table:table-cell office:value-type="float" office:value="1.390386" calcext:value-type="float">
            <text:p>1.390386</text:p>
          </table:table-cell>
          <table:table-cell office:value-type="float" office:value="1.609366" calcext:value-type="float">
            <text:p>1.60936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20</text:p>
          </table:table-cell>
          <table:table-cell office:value-type="float" office:value="58.1" calcext:value-type="float">
            <text:p>58.1</text:p>
          </table:table-cell>
          <table:table-cell office:value-type="float" office:value="135.4" calcext:value-type="float">
            <text:p>135.4</text:p>
          </table:table-cell>
          <table:table-cell office:value-type="float" office:value="1.516554" calcext:value-type="float">
            <text:p>1.516554</text:p>
          </table:table-cell>
          <table:table-cell office:value-type="float" office:value="1.747282" calcext:value-type="float">
            <text:p>1.74728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21</text:p>
          </table:table-cell>
          <table:table-cell office:value-type="float" office:value="58.1" calcext:value-type="float">
            <text:p>58.1</text:p>
          </table:table-cell>
          <table:table-cell office:value-type="float" office:value="135.6" calcext:value-type="float">
            <text:p>135.6</text:p>
          </table:table-cell>
          <table:table-cell office:value-type="float" office:value="1.700073" calcext:value-type="float">
            <text:p>1.700073</text:p>
          </table:table-cell>
          <table:table-cell office:value-type="float" office:value="1.482943" calcext:value-type="float">
            <text:p>1.4829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23</text:p>
          </table:table-cell>
          <table:table-cell office:value-type="float" office:value="58.2" calcext:value-type="float">
            <text:p>58.2</text:p>
          </table:table-cell>
          <table:table-cell office:value-type="float" office:value="135.6" calcext:value-type="float">
            <text:p>135.6</text:p>
          </table:table-cell>
          <table:table-cell office:value-type="float" office:value="1.298627" calcext:value-type="float">
            <text:p>1.298627</text:p>
          </table:table-cell>
          <table:table-cell office:value-type="float" office:value="1.310547" calcext:value-type="float">
            <text:p>1.31054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24</text:p>
          </table:table-cell>
          <table:table-cell office:value-type="float" office:value="58.1" calcext:value-type="float">
            <text:p>58.1</text:p>
          </table:table-cell>
          <table:table-cell office:value-type="float" office:value="135.6" calcext:value-type="float">
            <text:p>135.6</text:p>
          </table:table-cell>
          <table:table-cell office:value-type="float" office:value="1.057759" calcext:value-type="float">
            <text:p>1.057759</text:p>
          </table:table-cell>
          <table:table-cell office:value-type="float" office:value="1.505929" calcext:value-type="float">
            <text:p>1.5059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26</text:p>
          </table:table-cell>
          <table:table-cell office:value-type="float" office:value="58.1" calcext:value-type="float">
            <text:p>58.1</text:p>
          </table:table-cell>
          <table:table-cell office:value-type="float" office:value="135.6" calcext:value-type="float">
            <text:p>135.6</text:p>
          </table:table-cell>
          <table:table-cell office:value-type="float" office:value="0.98894" calcext:value-type="float">
            <text:p>0.98894</text:p>
          </table:table-cell>
          <table:table-cell office:value-type="float" office:value="1.32204" calcext:value-type="float">
            <text:p>1.3220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27</text:p>
          </table:table-cell>
          <table:table-cell office:value-type="float" office:value="58.1" calcext:value-type="float">
            <text:p>58.1</text:p>
          </table:table-cell>
          <table:table-cell office:value-type="float" office:value="135.6" calcext:value-type="float">
            <text:p>135.6</text:p>
          </table:table-cell>
          <table:table-cell office:value-type="float" office:value="1.264217" calcext:value-type="float">
            <text:p>1.264217</text:p>
          </table:table-cell>
          <table:table-cell office:value-type="float" office:value="1.103673" calcext:value-type="float">
            <text:p>1.10367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28</text:p>
          </table:table-cell>
          <table:table-cell office:value-type="float" office:value="58.1" calcext:value-type="float">
            <text:p>58.1</text:p>
          </table:table-cell>
          <table:table-cell office:value-type="float" office:value="135.5" calcext:value-type="float">
            <text:p>135.5</text:p>
          </table:table-cell>
          <table:table-cell office:value-type="float" office:value="1.619783" calcext:value-type="float">
            <text:p>1.619783</text:p>
          </table:table-cell>
          <table:table-cell office:value-type="float" office:value="0.965756" calcext:value-type="float">
            <text:p>0.9657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30</text:p>
          </table:table-cell>
          <table:table-cell office:value-type="float" office:value="58.1" calcext:value-type="float">
            <text:p>58.1</text:p>
          </table:table-cell>
          <table:table-cell office:value-type="float" office:value="135.4" calcext:value-type="float">
            <text:p>135.4</text:p>
          </table:table-cell>
          <table:table-cell office:value-type="float" office:value="1.872121" calcext:value-type="float">
            <text:p>1.872121</text:p>
          </table:table-cell>
          <table:table-cell office:value-type="float" office:value="1.080687" calcext:value-type="float">
            <text:p>1.0806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31</text:p>
          </table:table-cell>
          <table:table-cell office:value-type="float" office:value="58.2" calcext:value-type="float">
            <text:p>58.2</text:p>
          </table:table-cell>
          <table:table-cell office:value-type="float" office:value="135.3" calcext:value-type="float">
            <text:p>135.3</text:p>
          </table:table-cell>
          <table:table-cell office:value-type="float" office:value="1.814771" calcext:value-type="float">
            <text:p>1.814771</text:p>
          </table:table-cell>
          <table:table-cell office:value-type="float" office:value="1.574887" calcext:value-type="float">
            <text:p>1.57488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33</text:p>
          </table:table-cell>
          <table:table-cell office:value-type="float" office:value="58.2" calcext:value-type="float">
            <text:p>58.2</text:p>
          </table:table-cell>
          <table:table-cell office:value-type="float" office:value="135.3" calcext:value-type="float">
            <text:p>135.3</text:p>
          </table:table-cell>
          <table:table-cell office:value-type="float" office:value="1.355976" calcext:value-type="float">
            <text:p>1.355976</text:p>
          </table:table-cell>
          <table:table-cell office:value-type="float" office:value="1.896692" calcext:value-type="float">
            <text:p>1.89669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34</text:p>
          </table:table-cell>
          <table:table-cell office:value-type="float" office:value="58.2" calcext:value-type="float">
            <text:p>58.2</text:p>
          </table:table-cell>
          <table:table-cell office:value-type="float" office:value="135.2" calcext:value-type="float">
            <text:p>135.2</text:p>
          </table:table-cell>
          <table:table-cell office:value-type="float" office:value="1.172458" calcext:value-type="float">
            <text:p>1.172458</text:p>
          </table:table-cell>
          <table:table-cell office:value-type="float" office:value="1.781762" calcext:value-type="float">
            <text:p>1.78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35</text:p>
          </table:table-cell>
          <table:table-cell office:value-type="float" office:value="58.2" calcext:value-type="float">
            <text:p>58.2</text:p>
          </table:table-cell>
          <table:table-cell office:value-type="float" office:value="135.1" calcext:value-type="float">
            <text:p>135.1</text:p>
          </table:table-cell>
          <table:table-cell office:value-type="float" office:value="1.057759" calcext:value-type="float">
            <text:p>1.057759</text:p>
          </table:table-cell>
          <table:table-cell office:value-type="float" office:value="1.356519" calcext:value-type="float">
            <text:p>1.3565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37</text:p>
          </table:table-cell>
          <table:table-cell office:value-type="float" office:value="58.2" calcext:value-type="float">
            <text:p>58.2</text:p>
          </table:table-cell>
          <table:table-cell office:value-type="float" office:value="135.1" calcext:value-type="float">
            <text:p>135.1</text:p>
          </table:table-cell>
          <table:table-cell office:value-type="float" office:value="1.195398" calcext:value-type="float">
            <text:p>1.195398</text:p>
          </table:table-cell>
          <table:table-cell office:value-type="float" office:value="1.20711" calcext:value-type="float">
            <text:p>1.207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38</text:p>
          </table:table-cell>
          <table:table-cell office:value-type="float" office:value="58.2" calcext:value-type="float">
            <text:p>58.2</text:p>
          </table:table-cell>
          <table:table-cell office:value-type="float" office:value="135" calcext:value-type="float">
            <text:p>135</text:p>
          </table:table-cell>
          <table:table-cell office:value-type="float" office:value="2.778241" calcext:value-type="float">
            <text:p>2.778241</text:p>
          </table:table-cell>
          <table:table-cell office:value-type="float" office:value="1.034715" calcext:value-type="float">
            <text:p>1.0347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40</text:p>
          </table:table-cell>
          <table:table-cell office:value-type="float" office:value="58.2" calcext:value-type="float">
            <text:p>58.2</text:p>
          </table:table-cell>
          <table:table-cell office:value-type="float" office:value="135" calcext:value-type="float">
            <text:p>135</text:p>
          </table:table-cell>
          <table:table-cell office:value-type="float" office:value="1.665663" calcext:value-type="float">
            <text:p>1.665663</text:p>
          </table:table-cell>
          <table:table-cell office:value-type="float" office:value="1.046208" calcext:value-type="float">
            <text:p>1.0462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41</text:p>
          </table:table-cell>
          <table:table-cell office:value-type="float" office:value="58.2" calcext:value-type="float">
            <text:p>58.2</text:p>
          </table:table-cell>
          <table:table-cell office:value-type="float" office:value="135" calcext:value-type="float">
            <text:p>135</text:p>
          </table:table-cell>
          <table:table-cell office:value-type="float" office:value="1.550964" calcext:value-type="float">
            <text:p>1.550964</text:p>
          </table:table-cell>
          <table:table-cell office:value-type="float" office:value="1.161138" calcext:value-type="float">
            <text:p>1.1611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42</text:p>
          </table:table-cell>
          <table:table-cell office:value-type="float" office:value="58.2" calcext:value-type="float">
            <text:p>58.2</text:p>
          </table:table-cell>
          <table:table-cell office:value-type="float" office:value="135" calcext:value-type="float">
            <text:p>135</text:p>
          </table:table-cell>
          <table:table-cell office:value-type="float" office:value="1.516554" calcext:value-type="float">
            <text:p>1.516554</text:p>
          </table:table-cell>
          <table:table-cell office:value-type="float" office:value="1.345026" calcext:value-type="float">
            <text:p>1.3450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44</text:p>
          </table:table-cell>
          <table:table-cell office:value-type="float" office:value="58.3" calcext:value-type="float">
            <text:p>58.3</text:p>
          </table:table-cell>
          <table:table-cell office:value-type="float" office:value="135" calcext:value-type="float">
            <text:p>135</text:p>
          </table:table-cell>
          <table:table-cell office:value-type="float" office:value="1.470675" calcext:value-type="float">
            <text:p>1.470675</text:p>
          </table:table-cell>
          <table:table-cell office:value-type="float" office:value="1.47145" calcext:value-type="float">
            <text:p>1.471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45</text:p>
          </table:table-cell>
          <table:table-cell office:value-type="float" office:value="58.3" calcext:value-type="float">
            <text:p>58.3</text:p>
          </table:table-cell>
          <table:table-cell office:value-type="float" office:value="134.9" calcext:value-type="float">
            <text:p>134.9</text:p>
          </table:table-cell>
          <table:table-cell office:value-type="float" office:value="1.470675" calcext:value-type="float">
            <text:p>1.470675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47</text:p>
          </table:table-cell>
          <table:table-cell office:value-type="float" office:value="58.3" calcext:value-type="float">
            <text:p>58.3</text:p>
          </table:table-cell>
          <table:table-cell office:value-type="float" office:value="134.9" calcext:value-type="float">
            <text:p>134.9</text:p>
          </table:table-cell>
          <table:table-cell office:value-type="float" office:value="1.470675" calcext:value-type="float">
            <text:p>1.470675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48</text:p>
          </table:table-cell>
          <table:table-cell office:value-type="float" office:value="58.3" calcext:value-type="float">
            <text:p>58.3</text:p>
          </table:table-cell>
          <table:table-cell office:value-type="float" office:value="134.9" calcext:value-type="float">
            <text:p>134.9</text:p>
          </table:table-cell>
          <table:table-cell office:value-type="float" office:value="1.470675" calcext:value-type="float">
            <text:p>1.470675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49</text:p>
          </table:table-cell>
          <table:table-cell office:value-type="float" office:value="58.3" calcext:value-type="float">
            <text:p>58.3</text:p>
          </table:table-cell>
          <table:table-cell office:value-type="float" office:value="134.9" calcext:value-type="float">
            <text:p>134.9</text:p>
          </table:table-cell>
          <table:table-cell office:value-type="float" office:value="1.470675" calcext:value-type="float">
            <text:p>1.470675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7:51</text:p>
          </table:table-cell>
          <table:table-cell office:value-type="float" office:value="58.3" calcext:value-type="float">
            <text:p>58.3</text:p>
          </table:table-cell>
          <table:table-cell office:value-type="float" office:value="134.9" calcext:value-type="float">
            <text:p>134.9</text:p>
          </table:table-cell>
          <table:table-cell office:value-type="float" office:value="1.459205" calcext:value-type="float">
            <text:p>1.459205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7:52</text:p>
          </table:table-cell>
          <table:table-cell office:value-type="float" office:value="58.2" calcext:value-type="float">
            <text:p>58.2</text:p>
          </table:table-cell>
          <table:table-cell office:value-type="float" office:value="134.9" calcext:value-type="float">
            <text:p>134.9</text:p>
          </table:table-cell>
          <table:table-cell office:value-type="float" office:value="1.493615" calcext:value-type="float">
            <text:p>1.493615</text:p>
          </table:table-cell>
          <table:table-cell office:value-type="float" office:value="1.436971" calcext:value-type="float">
            <text:p>1.43697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7:54</text:p>
          </table:table-cell>
          <table:table-cell office:value-type="float" office:value="58.3" calcext:value-type="float">
            <text:p>58.3</text:p>
          </table:table-cell>
          <table:table-cell office:value-type="float" office:value="135" calcext:value-type="float">
            <text:p>135</text:p>
          </table:table-cell>
          <table:table-cell office:value-type="float" office:value="0.702193" calcext:value-type="float">
            <text:p>0.702193</text:p>
          </table:table-cell>
          <table:table-cell office:value-type="float" office:value="1.482943" calcext:value-type="float">
            <text:p>1.4829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7:55</text:p>
          </table:table-cell>
          <table:table-cell office:value-type="float" office:value="58.3" calcext:value-type="float">
            <text:p>58.3</text:p>
          </table:table-cell>
          <table:table-cell office:value-type="float" office:value="135" calcext:value-type="float">
            <text:p>135</text:p>
          </table:table-cell>
          <table:table-cell office:value-type="float" office:value="0.266337" calcext:value-type="float">
            <text:p>0.266337</text:p>
          </table:table-cell>
          <table:table-cell office:value-type="float" office:value="0.0348211" calcext:value-type="float">
            <text:p>0.03482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7:56</text:p>
          </table:table-cell>
          <table:table-cell office:value-type="float" office:value="58.3" calcext:value-type="float">
            <text:p>58.3</text:p>
          </table:table-cell>
          <table:table-cell office:value-type="float" office:value="135" calcext:value-type="float">
            <text:p>135</text:p>
          </table:table-cell>
          <table:table-cell office:value-type="float" office:value="1.780362" calcext:value-type="float">
            <text:p>1.780362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7:58</text:p>
          </table:table-cell>
          <table:table-cell office:value-type="float" office:value="58.3" calcext:value-type="float">
            <text:p>58.3</text:p>
          </table:table-cell>
          <table:table-cell office:value-type="float" office:value="135" calcext:value-type="float">
            <text:p>135</text:p>
          </table:table-cell>
          <table:table-cell office:value-type="float" office:value="1.596844" calcext:value-type="float">
            <text:p>1.59684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7:59</text:p>
          </table:table-cell>
          <table:table-cell office:value-type="float" office:value="58.3" calcext:value-type="float">
            <text:p>58.3</text:p>
          </table:table-cell>
          <table:table-cell office:value-type="float" office:value="135" calcext:value-type="float">
            <text:p>135</text:p>
          </table:table-cell>
          <table:table-cell office:value-type="float" office:value="1.298627" calcext:value-type="float">
            <text:p>1.298627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1</text:p>
          </table:table-cell>
          <table:table-cell office:value-type="float" office:value="58.3" calcext:value-type="float">
            <text:p>58.3</text:p>
          </table:table-cell>
          <table:table-cell office:value-type="float" office:value="135" calcext:value-type="float">
            <text:p>135</text:p>
          </table:table-cell>
          <table:table-cell office:value-type="float" office:value="1.126578" calcext:value-type="float">
            <text:p>1.126578</text:p>
          </table:table-cell>
          <table:table-cell office:value-type="float" office:value="1.885199" calcext:value-type="float">
            <text:p>1.88519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2</text:p>
          </table:table-cell>
          <table:table-cell office:value-type="float" office:value="58.3" calcext:value-type="float">
            <text:p>58.3</text:p>
          </table:table-cell>
          <table:table-cell office:value-type="float" office:value="134.9" calcext:value-type="float">
            <text:p>134.9</text:p>
          </table:table-cell>
          <table:table-cell office:value-type="float" office:value="1.02335" calcext:value-type="float">
            <text:p>1.02335</text:p>
          </table:table-cell>
          <table:table-cell office:value-type="float" office:value="1.919678" calcext:value-type="float">
            <text:p>1.91967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3</text:p>
          </table:table-cell>
          <table:table-cell office:value-type="float" office:value="58.3" calcext:value-type="float">
            <text:p>58.3</text:p>
          </table:table-cell>
          <table:table-cell office:value-type="float" office:value="134.9" calcext:value-type="float">
            <text:p>134.9</text:p>
          </table:table-cell>
          <table:table-cell office:value-type="float" office:value="0.98894" calcext:value-type="float">
            <text:p>0.98894</text:p>
          </table:table-cell>
          <table:table-cell office:value-type="float" office:value="1.574887" calcext:value-type="float">
            <text:p>1.57488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5</text:p>
          </table:table-cell>
          <table:table-cell office:value-type="float" office:value="58.4" calcext:value-type="float">
            <text:p>58.4</text:p>
          </table:table-cell>
          <table:table-cell office:value-type="float" office:value="134.8" calcext:value-type="float">
            <text:p>134.8</text:p>
          </table:table-cell>
          <table:table-cell office:value-type="float" office:value="1.057759" calcext:value-type="float">
            <text:p>1.057759</text:p>
          </table:table-cell>
          <table:table-cell office:value-type="float" office:value="1.287561" calcext:value-type="float">
            <text:p>1.28756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6</text:p>
          </table:table-cell>
          <table:table-cell office:value-type="float" office:value="58.4" calcext:value-type="float">
            <text:p>58.4</text:p>
          </table:table-cell>
          <table:table-cell office:value-type="float" office:value="134.8" calcext:value-type="float">
            <text:p>134.8</text:p>
          </table:table-cell>
          <table:table-cell office:value-type="float" office:value="1.046289" calcext:value-type="float">
            <text:p>1.046289</text:p>
          </table:table-cell>
          <table:table-cell office:value-type="float" office:value="1.126659" calcext:value-type="float">
            <text:p>1.12665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8</text:p>
          </table:table-cell>
          <table:table-cell office:value-type="float" office:value="58.4" calcext:value-type="float">
            <text:p>58.4</text:p>
          </table:table-cell>
          <table:table-cell office:value-type="float" office:value="134.7" calcext:value-type="float">
            <text:p>134.7</text:p>
          </table:table-cell>
          <table:table-cell office:value-type="float" office:value="1.126578" calcext:value-type="float">
            <text:p>1.126578</text:p>
          </table:table-cell>
          <table:table-cell office:value-type="float" office:value="1.023222" calcext:value-type="float">
            <text:p>1.0232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9</text:p>
          </table:table-cell>
          <table:table-cell office:value-type="float" office:value="58.4" calcext:value-type="float">
            <text:p>58.4</text:p>
          </table:table-cell>
          <table:table-cell office:value-type="float" office:value="134.7" calcext:value-type="float">
            <text:p>134.7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0.758882" calcext:value-type="float">
            <text:p>0.7588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10</text:p>
          </table:table-cell>
          <table:table-cell office:value-type="float" office:value="58.4" calcext:value-type="float">
            <text:p>58.4</text:p>
          </table:table-cell>
          <table:table-cell office:value-type="float" office:value="134.6" calcext:value-type="float">
            <text:p>134.6</text:p>
          </table:table-cell>
          <table:table-cell office:value-type="float" office:value="1.241277" calcext:value-type="float">
            <text:p>1.241277</text:p>
          </table:table-cell>
          <table:table-cell office:value-type="float" office:value="1.011729" calcext:value-type="float">
            <text:p>1.01172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12</text:p>
          </table:table-cell>
          <table:table-cell office:value-type="float" office:value="58.4" calcext:value-type="float">
            <text:p>58.4</text:p>
          </table:table-cell>
          <table:table-cell office:value-type="float" office:value="134.6" calcext:value-type="float">
            <text:p>134.6</text:p>
          </table:table-cell>
          <table:table-cell office:value-type="float" office:value="1.183928" calcext:value-type="float">
            <text:p>1.183928</text:p>
          </table:table-cell>
          <table:table-cell office:value-type="float" office:value="1.011729" calcext:value-type="float">
            <text:p>1.01172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13</text:p>
          </table:table-cell>
          <table:table-cell office:value-type="float" office:value="58.4" calcext:value-type="float">
            <text:p>58.4</text:p>
          </table:table-cell>
          <table:table-cell office:value-type="float" office:value="134.7" calcext:value-type="float">
            <text:p>134.7</text:p>
          </table:table-cell>
          <table:table-cell office:value-type="float" office:value="1.172458" calcext:value-type="float">
            <text:p>1.172458</text:p>
          </table:table-cell>
          <table:table-cell office:value-type="float" office:value="1.069194" calcext:value-type="float">
            <text:p>1.06919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15</text:p>
          </table:table-cell>
          <table:table-cell office:value-type="float" office:value="58.4" calcext:value-type="float">
            <text:p>58.4</text:p>
          </table:table-cell>
          <table:table-cell office:value-type="float" office:value="134.7" calcext:value-type="float">
            <text:p>134.7</text:p>
          </table:table-cell>
          <table:table-cell office:value-type="float" office:value="1.218338" calcext:value-type="float">
            <text:p>1.218338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16</text:p>
          </table:table-cell>
          <table:table-cell office:value-type="float" office:value="58.4" calcext:value-type="float">
            <text:p>58.4</text:p>
          </table:table-cell>
          <table:table-cell office:value-type="float" office:value="134.7" calcext:value-type="float">
            <text:p>134.7</text:p>
          </table:table-cell>
          <table:table-cell office:value-type="float" office:value="1.413326" calcext:value-type="float">
            <text:p>1.413326</text:p>
          </table:table-cell>
          <table:table-cell office:value-type="float" office:value="1.230096" calcext:value-type="float">
            <text:p>1.23009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17</text:p>
          </table:table-cell>
          <table:table-cell office:value-type="float" office:value="58.4" calcext:value-type="float">
            <text:p>58.4</text:p>
          </table:table-cell>
          <table:table-cell office:value-type="float" office:value="134.8" calcext:value-type="float">
            <text:p>134.8</text:p>
          </table:table-cell>
          <table:table-cell office:value-type="float" office:value="1.424795" calcext:value-type="float">
            <text:p>1.424795</text:p>
          </table:table-cell>
          <table:table-cell office:value-type="float" office:value="1.195617" calcext:value-type="float">
            <text:p>1.195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19</text:p>
          </table:table-cell>
          <table:table-cell office:value-type="float" office:value="58.4" calcext:value-type="float">
            <text:p>58.4</text:p>
          </table:table-cell>
          <table:table-cell office:value-type="float" office:value="134.9" calcext:value-type="float">
            <text:p>134.9</text:p>
          </table:table-cell>
          <table:table-cell office:value-type="float" office:value="1.287157" calcext:value-type="float">
            <text:p>1.287157</text:p>
          </table:table-cell>
          <table:table-cell office:value-type="float" office:value="1.161138" calcext:value-type="float">
            <text:p>1.16113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20</text:p>
          </table:table-cell>
          <table:table-cell office:value-type="float" office:value="58.4" calcext:value-type="float">
            <text:p>58.4</text:p>
          </table:table-cell>
          <table:table-cell office:value-type="float" office:value="135" calcext:value-type="float">
            <text:p>135</text:p>
          </table:table-cell>
          <table:table-cell office:value-type="float" office:value="1.562434" calcext:value-type="float">
            <text:p>1.562434</text:p>
          </table:table-cell>
          <table:table-cell office:value-type="float" office:value="1.20711" calcext:value-type="float">
            <text:p>1.207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22</text:p>
          </table:table-cell>
          <table:table-cell office:value-type="float" office:value="58.4" calcext:value-type="float">
            <text:p>58.4</text:p>
          </table:table-cell>
          <table:table-cell office:value-type="float" office:value="135" calcext:value-type="float">
            <text:p>135</text:p>
          </table:table-cell>
          <table:table-cell office:value-type="float" office:value="1.218338" calcext:value-type="float">
            <text:p>1.218338</text:p>
          </table:table-cell>
          <table:table-cell office:value-type="float" office:value="1.379506" calcext:value-type="float">
            <text:p>1.37950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23</text:p>
          </table:table-cell>
          <table:table-cell office:value-type="float" office:value="58.4" calcext:value-type="float">
            <text:p>58.4</text:p>
          </table:table-cell>
          <table:table-cell office:value-type="float" office:value="135" calcext:value-type="float">
            <text:p>135</text:p>
          </table:table-cell>
          <table:table-cell office:value-type="float" office:value="1.229807" calcext:value-type="float">
            <text:p>1.229807</text:p>
          </table:table-cell>
          <table:table-cell office:value-type="float" office:value="1.425478" calcext:value-type="float">
            <text:p>1.42547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24</text:p>
          </table:table-cell>
          <table:table-cell office:value-type="float" office:value="58.4" calcext:value-type="float">
            <text:p>58.4</text:p>
          </table:table-cell>
          <table:table-cell office:value-type="float" office:value="135.1" calcext:value-type="float">
            <text:p>135.1</text:p>
          </table:table-cell>
          <table:table-cell office:value-type="float" office:value="1.218338" calcext:value-type="float">
            <text:p>1.218338</text:p>
          </table:table-cell>
          <table:table-cell office:value-type="float" office:value="1.287561" calcext:value-type="float">
            <text:p>1.28756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26</text:p>
          </table:table-cell>
          <table:table-cell office:value-type="float" office:value="58.4" calcext:value-type="float">
            <text:p>58.4</text:p>
          </table:table-cell>
          <table:table-cell office:value-type="float" office:value="135.1" calcext:value-type="float">
            <text:p>135.1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1.195617" calcext:value-type="float">
            <text:p>1.195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27</text:p>
          </table:table-cell>
          <table:table-cell office:value-type="float" office:value="58.4" calcext:value-type="float">
            <text:p>58.4</text:p>
          </table:table-cell>
          <table:table-cell office:value-type="float" office:value="135.1" calcext:value-type="float">
            <text:p>135.1</text:p>
          </table:table-cell>
          <table:table-cell office:value-type="float" office:value="1.333036" calcext:value-type="float">
            <text:p>1.333036</text:p>
          </table:table-cell>
          <table:table-cell office:value-type="float" office:value="1.402492" calcext:value-type="float">
            <text:p>1.40249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29</text:p>
          </table:table-cell>
          <table:table-cell office:value-type="float" office:value="58.4" calcext:value-type="float">
            <text:p>58.4</text:p>
          </table:table-cell>
          <table:table-cell office:value-type="float" office:value="135.2" calcext:value-type="float">
            <text:p>135.2</text:p>
          </table:table-cell>
          <table:table-cell office:value-type="float" office:value="1.344506" calcext:value-type="float">
            <text:p>1.344506</text:p>
          </table:table-cell>
          <table:table-cell office:value-type="float" office:value="1.172631" calcext:value-type="float">
            <text:p>1.1726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30</text:p>
          </table:table-cell>
          <table:table-cell office:value-type="float" office:value="58.4" calcext:value-type="float">
            <text:p>58.4</text:p>
          </table:table-cell>
          <table:table-cell office:value-type="float" office:value="135.3" calcext:value-type="float">
            <text:p>135.3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20711" calcext:value-type="float">
            <text:p>1.207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31</text:p>
          </table:table-cell>
          <table:table-cell office:value-type="float" office:value="58.4" calcext:value-type="float">
            <text:p>58.4</text:p>
          </table:table-cell>
          <table:table-cell office:value-type="float" office:value="135.4" calcext:value-type="float">
            <text:p>135.4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33</text:p>
          </table:table-cell>
          <table:table-cell office:value-type="float" office:value="58.4" calcext:value-type="float">
            <text:p>58.4</text:p>
          </table:table-cell>
          <table:table-cell office:value-type="float" office:value="135.5" calcext:value-type="float">
            <text:p>135.5</text:p>
          </table:table-cell>
          <table:table-cell office:value-type="float" office:value="1.298627" calcext:value-type="float">
            <text:p>1.298627</text:p>
          </table:table-cell>
          <table:table-cell office:value-type="float" office:value="1.32204" calcext:value-type="float">
            <text:p>1.3220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34</text:p>
          </table:table-cell>
          <table:table-cell office:value-type="float" office:value="58.4" calcext:value-type="float">
            <text:p>58.4</text:p>
          </table:table-cell>
          <table:table-cell office:value-type="float" office:value="135.6" calcext:value-type="float">
            <text:p>135.6</text:p>
          </table:table-cell>
          <table:table-cell office:value-type="float" office:value="1.206868" calcext:value-type="float">
            <text:p>1.206868</text:p>
          </table:table-cell>
          <table:table-cell office:value-type="float" office:value="1.333533" calcext:value-type="float">
            <text:p>1.33353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36</text:p>
          </table:table-cell>
          <table:table-cell office:value-type="float" office:value="58.4" calcext:value-type="float">
            <text:p>58.4</text:p>
          </table:table-cell>
          <table:table-cell office:value-type="float" office:value="135.7" calcext:value-type="float">
            <text:p>135.7</text:p>
          </table:table-cell>
          <table:table-cell office:value-type="float" office:value="1.264217" calcext:value-type="float">
            <text:p>1.264217</text:p>
          </table:table-cell>
          <table:table-cell office:value-type="float" office:value="1.356519" calcext:value-type="float">
            <text:p>1.35651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37</text:p>
          </table:table-cell>
          <table:table-cell office:value-type="float" office:value="58.4" calcext:value-type="float">
            <text:p>58.4</text:p>
          </table:table-cell>
          <table:table-cell office:value-type="float" office:value="135.7" calcext:value-type="float">
            <text:p>135.7</text:p>
          </table:table-cell>
          <table:table-cell office:value-type="float" office:value="1.206868" calcext:value-type="float">
            <text:p>1.206868</text:p>
          </table:table-cell>
          <table:table-cell office:value-type="float" office:value="1.356519" calcext:value-type="float">
            <text:p>1.35651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38</text:p>
          </table:table-cell>
          <table:table-cell office:value-type="float" office:value="58.4" calcext:value-type="float">
            <text:p>58.4</text:p>
          </table:table-cell>
          <table:table-cell office:value-type="float" office:value="135.8" calcext:value-type="float">
            <text:p>135.8</text:p>
          </table:table-cell>
          <table:table-cell office:value-type="float" office:value="1.183928" calcext:value-type="float">
            <text:p>1.183928</text:p>
          </table:table-cell>
          <table:table-cell office:value-type="float" office:value="1.299054" calcext:value-type="float">
            <text:p>1.29905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40</text:p>
          </table:table-cell>
          <table:table-cell office:value-type="float" office:value="58.4" calcext:value-type="float">
            <text:p>58.4</text:p>
          </table:table-cell>
          <table:table-cell office:value-type="float" office:value="135.8" calcext:value-type="float">
            <text:p>135.8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1.195617" calcext:value-type="float">
            <text:p>1.195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41</text:p>
          </table:table-cell>
          <table:table-cell office:value-type="float" office:value="58.4" calcext:value-type="float">
            <text:p>58.4</text:p>
          </table:table-cell>
          <table:table-cell office:value-type="float" office:value="135.8" calcext:value-type="float">
            <text:p>135.8</text:p>
          </table:table-cell>
          <table:table-cell office:value-type="float" office:value="1.287157" calcext:value-type="float">
            <text:p>1.287157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43</text:p>
          </table:table-cell>
          <table:table-cell office:value-type="float" office:value="58.4" calcext:value-type="float">
            <text:p>58.4</text:p>
          </table:table-cell>
          <table:table-cell office:value-type="float" office:value="135.7" calcext:value-type="float">
            <text:p>135.7</text:p>
          </table:table-cell>
          <table:table-cell office:value-type="float" office:value="1.355976" calcext:value-type="float">
            <text:p>1.355976</text:p>
          </table:table-cell>
          <table:table-cell office:value-type="float" office:value="1.184124" calcext:value-type="float">
            <text:p>1.18412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44</text:p>
          </table:table-cell>
          <table:table-cell office:value-type="float" office:value="58.4" calcext:value-type="float">
            <text:p>58.4</text:p>
          </table:table-cell>
          <table:table-cell office:value-type="float" office:value="135.7" calcext:value-type="float">
            <text:p>135.7</text:p>
          </table:table-cell>
          <table:table-cell office:value-type="float" office:value="1.482145" calcext:value-type="float">
            <text:p>1.482145</text:p>
          </table:table-cell>
          <table:table-cell office:value-type="float" office:value="1.126659" calcext:value-type="float">
            <text:p>1.12665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45</text:p>
          </table:table-cell>
          <table:table-cell office:value-type="float" office:value="58.4" calcext:value-type="float">
            <text:p>58.4</text:p>
          </table:table-cell>
          <table:table-cell office:value-type="float" office:value="135.7" calcext:value-type="float">
            <text:p>135.7</text:p>
          </table:table-cell>
          <table:table-cell office:value-type="float" office:value="1.264217" calcext:value-type="float">
            <text:p>1.264217</text:p>
          </table:table-cell>
          <table:table-cell office:value-type="float" office:value="1.253082" calcext:value-type="float">
            <text:p>1.2530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47</text:p>
          </table:table-cell>
          <table:table-cell office:value-type="float" office:value="58.4" calcext:value-type="float">
            <text:p>58.4</text:p>
          </table:table-cell>
          <table:table-cell office:value-type="float" office:value="135.7" calcext:value-type="float">
            <text:p>135.7</text:p>
          </table:table-cell>
          <table:table-cell office:value-type="float" office:value="1.229807" calcext:value-type="float">
            <text:p>1.229807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48</text:p>
          </table:table-cell>
          <table:table-cell office:value-type="float" office:value="58.4" calcext:value-type="float">
            <text:p>58.4</text:p>
          </table:table-cell>
          <table:table-cell office:value-type="float" office:value="135.6" calcext:value-type="float">
            <text:p>135.6</text:p>
          </table:table-cell>
          <table:table-cell office:value-type="float" office:value="1.206868" calcext:value-type="float">
            <text:p>1.206868</text:p>
          </table:table-cell>
          <table:table-cell office:value-type="float" office:value="1.230096" calcext:value-type="float">
            <text:p>1.23009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50</text:p>
          </table:table-cell>
          <table:table-cell office:value-type="float" office:value="58.5" calcext:value-type="float">
            <text:p>58.5</text:p>
          </table:table-cell>
          <table:table-cell office:value-type="float" office:value="135.6" calcext:value-type="float">
            <text:p>135.6</text:p>
          </table:table-cell>
          <table:table-cell office:value-type="float" office:value="1.183928" calcext:value-type="float">
            <text:p>1.183928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51</text:p>
          </table:table-cell>
          <table:table-cell office:value-type="float" office:value="58.5" calcext:value-type="float">
            <text:p>58.5</text:p>
          </table:table-cell>
          <table:table-cell office:value-type="float" office:value="135.6" calcext:value-type="float">
            <text:p>135.6</text:p>
          </table:table-cell>
          <table:table-cell office:value-type="float" office:value="1.183928" calcext:value-type="float">
            <text:p>1.183928</text:p>
          </table:table-cell>
          <table:table-cell office:value-type="float" office:value="1.230096" calcext:value-type="float">
            <text:p>1.23009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52</text:p>
          </table:table-cell>
          <table:table-cell office:value-type="float" office:value="58.5" calcext:value-type="float">
            <text:p>58.5</text:p>
          </table:table-cell>
          <table:table-cell office:value-type="float" office:value="135.5" calcext:value-type="float">
            <text:p>135.5</text:p>
          </table:table-cell>
          <table:table-cell office:value-type="float" office:value="1.160988" calcext:value-type="float">
            <text:p>1.160988</text:p>
          </table:table-cell>
          <table:table-cell office:value-type="float" office:value="1.218603" calcext:value-type="float">
            <text:p>1.2186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54</text:p>
          </table:table-cell>
          <table:table-cell office:value-type="float" office:value="58.5" calcext:value-type="float">
            <text:p>58.5</text:p>
          </table:table-cell>
          <table:table-cell office:value-type="float" office:value="135.3" calcext:value-type="float">
            <text:p>135.3</text:p>
          </table:table-cell>
          <table:table-cell office:value-type="float" office:value="1.183928" calcext:value-type="float">
            <text:p>1.183928</text:p>
          </table:table-cell>
          <table:table-cell office:value-type="float" office:value="1.195617" calcext:value-type="float">
            <text:p>1.195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55</text:p>
          </table:table-cell>
          <table:table-cell office:value-type="float" office:value="58.5" calcext:value-type="float">
            <text:p>58.5</text:p>
          </table:table-cell>
          <table:table-cell office:value-type="float" office:value="135.3" calcext:value-type="float">
            <text:p>135.3</text:p>
          </table:table-cell>
          <table:table-cell office:value-type="float" office:value="1.264217" calcext:value-type="float">
            <text:p>1.264217</text:p>
          </table:table-cell>
          <table:table-cell office:value-type="float" office:value="1.172631" calcext:value-type="float">
            <text:p>1.1726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57</text:p>
          </table:table-cell>
          <table:table-cell office:value-type="float" office:value="58.5" calcext:value-type="float">
            <text:p>58.5</text:p>
          </table:table-cell>
          <table:table-cell office:value-type="float" office:value="135.3" calcext:value-type="float">
            <text:p>135.3</text:p>
          </table:table-cell>
          <table:table-cell office:value-type="float" office:value="1.333036" calcext:value-type="float">
            <text:p>1.333036</text:p>
          </table:table-cell>
          <table:table-cell office:value-type="float" office:value="1.195617" calcext:value-type="float">
            <text:p>1.195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58</text:p>
          </table:table-cell>
          <table:table-cell office:value-type="float" office:value="58.5" calcext:value-type="float">
            <text:p>58.5</text:p>
          </table:table-cell>
          <table:table-cell office:value-type="float" office:value="135.2" calcext:value-type="float">
            <text:p>135.2</text:p>
          </table:table-cell>
          <table:table-cell office:value-type="float" office:value="1.355976" calcext:value-type="float">
            <text:p>1.355976</text:p>
          </table:table-cell>
          <table:table-cell office:value-type="float" office:value="1.161138" calcext:value-type="float">
            <text:p>1.16113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8:59</text:p>
          </table:table-cell>
          <table:table-cell office:value-type="float" office:value="58.6" calcext:value-type="float">
            <text:p>58.6</text:p>
          </table:table-cell>
          <table:table-cell office:value-type="float" office:value="135.2" calcext:value-type="float">
            <text:p>135.2</text:p>
          </table:table-cell>
          <table:table-cell office:value-type="float" office:value="1.355976" calcext:value-type="float">
            <text:p>1.355976</text:p>
          </table:table-cell>
          <table:table-cell office:value-type="float" office:value="1.184124" calcext:value-type="float">
            <text:p>1.18412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1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298627" calcext:value-type="float">
            <text:p>1.298627</text:p>
          </table:table-cell>
          <table:table-cell office:value-type="float" office:value="1.264575" calcext:value-type="float">
            <text:p>1.2645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2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1.32204" calcext:value-type="float">
            <text:p>1.3220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4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1.345026" calcext:value-type="float">
            <text:p>1.34502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5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264217" calcext:value-type="float">
            <text:p>1.264217</text:p>
          </table:table-cell>
          <table:table-cell office:value-type="float" office:value="1.356519" calcext:value-type="float">
            <text:p>1.35651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6</text:p>
          </table:table-cell>
          <table:table-cell office:value-type="float" office:value="58.6" calcext:value-type="float">
            <text:p>58.6</text:p>
          </table:table-cell>
          <table:table-cell office:value-type="float" office:value="135.2" calcext:value-type="float">
            <text:p>135.2</text:p>
          </table:table-cell>
          <table:table-cell office:value-type="float" office:value="1.252747" calcext:value-type="float">
            <text:p>1.252747</text:p>
          </table:table-cell>
          <table:table-cell office:value-type="float" office:value="1.299054" calcext:value-type="float">
            <text:p>1.29905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8</text:p>
          </table:table-cell>
          <table:table-cell office:value-type="float" office:value="58.6" calcext:value-type="float">
            <text:p>58.6</text:p>
          </table:table-cell>
          <table:table-cell office:value-type="float" office:value="135" calcext:value-type="float">
            <text:p>135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9</text:p>
          </table:table-cell>
          <table:table-cell office:value-type="float" office:value="58.6" calcext:value-type="float">
            <text:p>58.6</text:p>
          </table:table-cell>
          <table:table-cell office:value-type="float" office:value="134.9" calcext:value-type="float">
            <text:p>134.9</text:p>
          </table:table-cell>
          <table:table-cell office:value-type="float" office:value="1.344506" calcext:value-type="float">
            <text:p>1.344506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11</text:p>
          </table:table-cell>
          <table:table-cell office:value-type="float" office:value="58.6" calcext:value-type="float">
            <text:p>58.6</text:p>
          </table:table-cell>
          <table:table-cell office:value-type="float" office:value="134.9" calcext:value-type="float">
            <text:p>134.9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230096" calcext:value-type="float">
            <text:p>1.23009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12</text:p>
          </table:table-cell>
          <table:table-cell office:value-type="float" office:value="58.6" calcext:value-type="float">
            <text:p>58.6</text:p>
          </table:table-cell>
          <table:table-cell office:value-type="float" office:value="134.8" calcext:value-type="float">
            <text:p>134.8</text:p>
          </table:table-cell>
          <table:table-cell office:value-type="float" office:value="1.390386" calcext:value-type="float">
            <text:p>1.390386</text:p>
          </table:table-cell>
          <table:table-cell office:value-type="float" office:value="1.195617" calcext:value-type="float">
            <text:p>1.195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13</text:p>
          </table:table-cell>
          <table:table-cell office:value-type="float" office:value="58.6" calcext:value-type="float">
            <text:p>58.6</text:p>
          </table:table-cell>
          <table:table-cell office:value-type="float" office:value="134.7" calcext:value-type="float">
            <text:p>134.7</text:p>
          </table:table-cell>
          <table:table-cell office:value-type="float" office:value="1.447735" calcext:value-type="float">
            <text:p>1.447735</text:p>
          </table:table-cell>
          <table:table-cell office:value-type="float" office:value="1.253082" calcext:value-type="float">
            <text:p>1.2530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15</text:p>
          </table:table-cell>
          <table:table-cell office:value-type="float" office:value="58.6" calcext:value-type="float">
            <text:p>58.6</text:p>
          </table:table-cell>
          <table:table-cell office:value-type="float" office:value="134.7" calcext:value-type="float">
            <text:p>134.7</text:p>
          </table:table-cell>
          <table:table-cell office:value-type="float" office:value="1.505085" calcext:value-type="float">
            <text:p>1.505085</text:p>
          </table:table-cell>
          <table:table-cell office:value-type="float" office:value="1.32204" calcext:value-type="float">
            <text:p>1.3220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16</text:p>
          </table:table-cell>
          <table:table-cell office:value-type="float" office:value="58.6" calcext:value-type="float">
            <text:p>58.6</text:p>
          </table:table-cell>
          <table:table-cell office:value-type="float" office:value="134.6" calcext:value-type="float">
            <text:p>134.6</text:p>
          </table:table-cell>
          <table:table-cell office:value-type="float" office:value="1.608313" calcext:value-type="float">
            <text:p>1.608313</text:p>
          </table:table-cell>
          <table:table-cell office:value-type="float" office:value="1.356519" calcext:value-type="float">
            <text:p>1.35651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18</text:p>
          </table:table-cell>
          <table:table-cell office:value-type="float" office:value="58.6" calcext:value-type="float">
            <text:p>58.6</text:p>
          </table:table-cell>
          <table:table-cell office:value-type="float" office:value="134.5" calcext:value-type="float">
            <text:p>134.5</text:p>
          </table:table-cell>
          <table:table-cell office:value-type="float" office:value="1.700073" calcext:value-type="float">
            <text:p>1.700073</text:p>
          </table:table-cell>
          <table:table-cell office:value-type="float" office:value="1.368012" calcext:value-type="float">
            <text:p>1.36801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19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768892" calcext:value-type="float">
            <text:p>1.768892</text:p>
          </table:table-cell>
          <table:table-cell office:value-type="float" office:value="1.402492" calcext:value-type="float">
            <text:p>1.40249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20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918" calcext:value-type="float">
            <text:p>1.918</text:p>
          </table:table-cell>
          <table:table-cell office:value-type="float" office:value="1.482943" calcext:value-type="float">
            <text:p>1.4829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22</text:p>
          </table:table-cell>
          <table:table-cell office:value-type="float" office:value="58.6" calcext:value-type="float">
            <text:p>58.6</text:p>
          </table:table-cell>
          <table:table-cell office:value-type="float" office:value="134.2" calcext:value-type="float">
            <text:p>134.2</text:p>
          </table:table-cell>
          <table:table-cell office:value-type="float" office:value="1.883591" calcext:value-type="float">
            <text:p>1.883591</text:p>
          </table:table-cell>
          <table:table-cell office:value-type="float" office:value="1.574887" calcext:value-type="float">
            <text:p>1.57488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23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780362" calcext:value-type="float">
            <text:p>1.780362</text:p>
          </table:table-cell>
          <table:table-cell office:value-type="float" office:value="1.666831" calcext:value-type="float">
            <text:p>1.6668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25</text:p>
          </table:table-cell>
          <table:table-cell office:value-type="float" office:value="58.6" calcext:value-type="float">
            <text:p>58.6</text:p>
          </table:table-cell>
          <table:table-cell office:value-type="float" office:value="134.4" calcext:value-type="float">
            <text:p>134.4</text:p>
          </table:table-cell>
          <table:table-cell office:value-type="float" office:value="1.585374" calcext:value-type="float">
            <text:p>1.585374</text:p>
          </table:table-cell>
          <table:table-cell office:value-type="float" office:value="1.747282" calcext:value-type="float">
            <text:p>1.7472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26</text:p>
          </table:table-cell>
          <table:table-cell office:value-type="float" office:value="58.7" calcext:value-type="float">
            <text:p>58.7</text:p>
          </table:table-cell>
          <table:table-cell office:value-type="float" office:value="134.5" calcext:value-type="float">
            <text:p>134.5</text:p>
          </table:table-cell>
          <table:table-cell office:value-type="float" office:value="1.550964" calcext:value-type="float">
            <text:p>1.550964</text:p>
          </table:table-cell>
          <table:table-cell office:value-type="float" office:value="1.885199" calcext:value-type="float">
            <text:p>1.88519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27</text:p>
          </table:table-cell>
          <table:table-cell office:value-type="float" office:value="58.6" calcext:value-type="float">
            <text:p>58.6</text:p>
          </table:table-cell>
          <table:table-cell office:value-type="float" office:value="134.5" calcext:value-type="float">
            <text:p>134.5</text:p>
          </table:table-cell>
          <table:table-cell office:value-type="float" office:value="1.860651" calcext:value-type="float">
            <text:p>1.860651</text:p>
          </table:table-cell>
          <table:table-cell office:value-type="float" office:value="1.873706" calcext:value-type="float">
            <text:p>1.87370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29</text:p>
          </table:table-cell>
          <table:table-cell office:value-type="float" office:value="58.6" calcext:value-type="float">
            <text:p>58.6</text:p>
          </table:table-cell>
          <table:table-cell office:value-type="float" office:value="134.5" calcext:value-type="float">
            <text:p>134.5</text:p>
          </table:table-cell>
          <table:table-cell office:value-type="float" office:value="1.95241" calcext:value-type="float">
            <text:p>1.95241</text:p>
          </table:table-cell>
          <table:table-cell office:value-type="float" office:value="1.781762" calcext:value-type="float">
            <text:p>1.78176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30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860651" calcext:value-type="float">
            <text:p>1.860651</text:p>
          </table:table-cell>
          <table:table-cell office:value-type="float" office:value="1.609366" calcext:value-type="float">
            <text:p>1.6093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32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872121" calcext:value-type="float">
            <text:p>1.872121</text:p>
          </table:table-cell>
          <table:table-cell office:value-type="float" office:value="1.540408" calcext:value-type="float">
            <text:p>1.54040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33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872121" calcext:value-type="float">
            <text:p>1.872121</text:p>
          </table:table-cell>
          <table:table-cell office:value-type="float" office:value="1.804748" calcext:value-type="float">
            <text:p>1.80474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34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883591" calcext:value-type="float">
            <text:p>1.883591</text:p>
          </table:table-cell>
          <table:table-cell office:value-type="float" office:value="1.919678" calcext:value-type="float">
            <text:p>1.91967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49:36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780362" calcext:value-type="float">
            <text:p>1.780362</text:p>
          </table:table-cell>
          <table:table-cell office:value-type="float" office:value="1.839227" calcext:value-type="float">
            <text:p>1.83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37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654193" calcext:value-type="float">
            <text:p>1.654193</text:p>
          </table:table-cell>
          <table:table-cell office:value-type="float" office:value="1.839227" calcext:value-type="float">
            <text:p>1.83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39</text:p>
          </table:table-cell>
          <table:table-cell office:value-type="float" office:value="58.6" calcext:value-type="float">
            <text:p>58.6</text:p>
          </table:table-cell>
          <table:table-cell office:value-type="float" office:value="134.2" calcext:value-type="float">
            <text:p>134.2</text:p>
          </table:table-cell>
          <table:table-cell office:value-type="float" office:value="1.654193" calcext:value-type="float">
            <text:p>1.654193</text:p>
          </table:table-cell>
          <table:table-cell office:value-type="float" office:value="1.781762" calcext:value-type="float">
            <text:p>1.78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40</text:p>
          </table:table-cell>
          <table:table-cell office:value-type="float" office:value="58.6" calcext:value-type="float">
            <text:p>58.6</text:p>
          </table:table-cell>
          <table:table-cell office:value-type="float" office:value="134.2" calcext:value-type="float">
            <text:p>134.2</text:p>
          </table:table-cell>
          <table:table-cell office:value-type="float" office:value="1.688603" calcext:value-type="float">
            <text:p>1.688603</text:p>
          </table:table-cell>
          <table:table-cell office:value-type="float" office:value="1.643845" calcext:value-type="float">
            <text:p>1.6438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41</text:p>
          </table:table-cell>
          <table:table-cell office:value-type="float" office:value="58.6" calcext:value-type="float">
            <text:p>58.6</text:p>
          </table:table-cell>
          <table:table-cell office:value-type="float" office:value="134.2" calcext:value-type="float">
            <text:p>134.2</text:p>
          </table:table-cell>
          <table:table-cell office:value-type="float" office:value="1.734482" calcext:value-type="float">
            <text:p>1.734482</text:p>
          </table:table-cell>
          <table:table-cell office:value-type="float" office:value="1.620859" calcext:value-type="float">
            <text:p>1.62085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43</text:p>
          </table:table-cell>
          <table:table-cell office:value-type="float" office:value="58.6" calcext:value-type="float">
            <text:p>58.6</text:p>
          </table:table-cell>
          <table:table-cell office:value-type="float" office:value="134.2" calcext:value-type="float">
            <text:p>134.2</text:p>
          </table:table-cell>
          <table:table-cell office:value-type="float" office:value="1.745952" calcext:value-type="float">
            <text:p>1.745952</text:p>
          </table:table-cell>
          <table:table-cell office:value-type="float" office:value="1.655338" calcext:value-type="float">
            <text:p>1.65533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44</text:p>
          </table:table-cell>
          <table:table-cell office:value-type="float" office:value="58.6" calcext:value-type="float">
            <text:p>58.6</text:p>
          </table:table-cell>
          <table:table-cell office:value-type="float" office:value="134.2" calcext:value-type="float">
            <text:p>134.2</text:p>
          </table:table-cell>
          <table:table-cell office:value-type="float" office:value="1.826241" calcext:value-type="float">
            <text:p>1.826241</text:p>
          </table:table-cell>
          <table:table-cell office:value-type="float" office:value="1.70131" calcext:value-type="float">
            <text:p>1.70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46</text:p>
          </table:table-cell>
          <table:table-cell office:value-type="float" office:value="58.6" calcext:value-type="float">
            <text:p>58.6</text:p>
          </table:table-cell>
          <table:table-cell office:value-type="float" office:value="134.1" calcext:value-type="float">
            <text:p>134.1</text:p>
          </table:table-cell>
          <table:table-cell office:value-type="float" office:value="1.826241" calcext:value-type="float">
            <text:p>1.826241</text:p>
          </table:table-cell>
          <table:table-cell office:value-type="float" office:value="1.712803" calcext:value-type="float">
            <text:p>1.7128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47</text:p>
          </table:table-cell>
          <table:table-cell office:value-type="float" office:value="58.6" calcext:value-type="float">
            <text:p>58.6</text:p>
          </table:table-cell>
          <table:table-cell office:value-type="float" office:value="134" calcext:value-type="float">
            <text:p>134</text:p>
          </table:table-cell>
          <table:table-cell office:value-type="float" office:value="1.734482" calcext:value-type="float">
            <text:p>1.734482</text:p>
          </table:table-cell>
          <table:table-cell office:value-type="float" office:value="1.816241" calcext:value-type="float">
            <text:p>1.816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48</text:p>
          </table:table-cell>
          <table:table-cell office:value-type="float" office:value="58.6" calcext:value-type="float">
            <text:p>58.6</text:p>
          </table:table-cell>
          <table:table-cell office:value-type="float" office:value="134.1" calcext:value-type="float">
            <text:p>134.1</text:p>
          </table:table-cell>
          <table:table-cell office:value-type="float" office:value="1.677133" calcext:value-type="float">
            <text:p>1.677133</text:p>
          </table:table-cell>
          <table:table-cell office:value-type="float" office:value="1.793254" calcext:value-type="float">
            <text:p>1.79325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50</text:p>
          </table:table-cell>
          <table:table-cell office:value-type="float" office:value="58.6" calcext:value-type="float">
            <text:p>58.6</text:p>
          </table:table-cell>
          <table:table-cell office:value-type="float" office:value="134.1" calcext:value-type="float">
            <text:p>134.1</text:p>
          </table:table-cell>
          <table:table-cell office:value-type="float" office:value="1.757422" calcext:value-type="float">
            <text:p>1.757422</text:p>
          </table:table-cell>
          <table:table-cell office:value-type="float" office:value="1.735789" calcext:value-type="float">
            <text:p>1.735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51</text:p>
          </table:table-cell>
          <table:table-cell office:value-type="float" office:value="58.6" calcext:value-type="float">
            <text:p>58.6</text:p>
          </table:table-cell>
          <table:table-cell office:value-type="float" office:value="134.2" calcext:value-type="float">
            <text:p>134.2</text:p>
          </table:table-cell>
          <table:table-cell office:value-type="float" office:value="1.849181" calcext:value-type="float">
            <text:p>1.849181</text:p>
          </table:table-cell>
          <table:table-cell office:value-type="float" office:value="1.643845" calcext:value-type="float">
            <text:p>1.64384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53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872121" calcext:value-type="float">
            <text:p>1.872121</text:p>
          </table:table-cell>
          <table:table-cell office:value-type="float" office:value="1.724296" calcext:value-type="float">
            <text:p>1.72429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54</text:p>
          </table:table-cell>
          <table:table-cell office:value-type="float" office:value="58.6" calcext:value-type="float">
            <text:p>58.6</text:p>
          </table:table-cell>
          <table:table-cell office:value-type="float" office:value="134.3" calcext:value-type="float">
            <text:p>134.3</text:p>
          </table:table-cell>
          <table:table-cell office:value-type="float" office:value="1.872121" calcext:value-type="float">
            <text:p>1.872121</text:p>
          </table:table-cell>
          <table:table-cell office:value-type="float" office:value="1.816241" calcext:value-type="float">
            <text:p>1.81624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55</text:p>
          </table:table-cell>
          <table:table-cell office:value-type="float" office:value="58.6" calcext:value-type="float">
            <text:p>58.6</text:p>
          </table:table-cell>
          <table:table-cell office:value-type="float" office:value="134.5" calcext:value-type="float">
            <text:p>134.5</text:p>
          </table:table-cell>
          <table:table-cell office:value-type="float" office:value="1.895061" calcext:value-type="float">
            <text:p>1.895061</text:p>
          </table:table-cell>
          <table:table-cell office:value-type="float" office:value="1.85072" calcext:value-type="float">
            <text:p>1.850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57</text:p>
          </table:table-cell>
          <table:table-cell office:value-type="float" office:value="58.6" calcext:value-type="float">
            <text:p>58.6</text:p>
          </table:table-cell>
          <table:table-cell office:value-type="float" office:value="134.5" calcext:value-type="float">
            <text:p>134.5</text:p>
          </table:table-cell>
          <table:table-cell office:value-type="float" office:value="1.872121" calcext:value-type="float">
            <text:p>1.872121</text:p>
          </table:table-cell>
          <table:table-cell office:value-type="float" office:value="1.85072" calcext:value-type="float">
            <text:p>1.850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49:58</text:p>
          </table:table-cell>
          <table:table-cell office:value-type="float" office:value="58.6" calcext:value-type="float">
            <text:p>58.6</text:p>
          </table:table-cell>
          <table:table-cell office:value-type="float" office:value="134.6" calcext:value-type="float">
            <text:p>134.6</text:p>
          </table:table-cell>
          <table:table-cell office:value-type="float" office:value="1.757422" calcext:value-type="float">
            <text:p>1.757422</text:p>
          </table:table-cell>
          <table:table-cell office:value-type="float" office:value="1.839227" calcext:value-type="float">
            <text:p>1.8392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0</text:p>
          </table:table-cell>
          <table:table-cell office:value-type="float" office:value="58.6" calcext:value-type="float">
            <text:p>58.6</text:p>
          </table:table-cell>
          <table:table-cell office:value-type="float" office:value="134.7" calcext:value-type="float">
            <text:p>134.7</text:p>
          </table:table-cell>
          <table:table-cell office:value-type="float" office:value="1.688603" calcext:value-type="float">
            <text:p>1.688603</text:p>
          </table:table-cell>
          <table:table-cell office:value-type="float" office:value="1.85072" calcext:value-type="float">
            <text:p>1.850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1</text:p>
          </table:table-cell>
          <table:table-cell office:value-type="float" office:value="58.5" calcext:value-type="float">
            <text:p>58.5</text:p>
          </table:table-cell>
          <table:table-cell office:value-type="float" office:value="134.7" calcext:value-type="float">
            <text:p>134.7</text:p>
          </table:table-cell>
          <table:table-cell office:value-type="float" office:value="1.677133" calcext:value-type="float">
            <text:p>1.677133</text:p>
          </table:table-cell>
          <table:table-cell office:value-type="float" office:value="1.781762" calcext:value-type="float">
            <text:p>1.7817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2</text:p>
          </table:table-cell>
          <table:table-cell office:value-type="float" office:value="58.5" calcext:value-type="float">
            <text:p>58.5</text:p>
          </table:table-cell>
          <table:table-cell office:value-type="float" office:value="134.8" calcext:value-type="float">
            <text:p>134.8</text:p>
          </table:table-cell>
          <table:table-cell office:value-type="float" office:value="1.723012" calcext:value-type="float">
            <text:p>1.723012</text:p>
          </table:table-cell>
          <table:table-cell office:value-type="float" office:value="1.70131" calcext:value-type="float">
            <text:p>1.701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4</text:p>
          </table:table-cell>
          <table:table-cell office:value-type="float" office:value="58.5" calcext:value-type="float">
            <text:p>58.5</text:p>
          </table:table-cell>
          <table:table-cell office:value-type="float" office:value="135" calcext:value-type="float">
            <text:p>135</text:p>
          </table:table-cell>
          <table:table-cell office:value-type="float" office:value="1.688603" calcext:value-type="float">
            <text:p>1.688603</text:p>
          </table:table-cell>
          <table:table-cell office:value-type="float" office:value="1.666831" calcext:value-type="float">
            <text:p>1.666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5</text:p>
          </table:table-cell>
          <table:table-cell office:value-type="float" office:value="58.5" calcext:value-type="float">
            <text:p>58.5</text:p>
          </table:table-cell>
          <table:table-cell office:value-type="float" office:value="135.2" calcext:value-type="float">
            <text:p>135.2</text:p>
          </table:table-cell>
          <table:table-cell office:value-type="float" office:value="1.677133" calcext:value-type="float">
            <text:p>1.677133</text:p>
          </table:table-cell>
          <table:table-cell office:value-type="float" office:value="1.678324" calcext:value-type="float">
            <text:p>1.6783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7</text:p>
          </table:table-cell>
          <table:table-cell office:value-type="float" office:value="58.5" calcext:value-type="float">
            <text:p>58.5</text:p>
          </table:table-cell>
          <table:table-cell office:value-type="float" office:value="135.3" calcext:value-type="float">
            <text:p>135.3</text:p>
          </table:table-cell>
          <table:table-cell office:value-type="float" office:value="1.654193" calcext:value-type="float">
            <text:p>1.654193</text:p>
          </table:table-cell>
          <table:table-cell office:value-type="float" office:value="1.666831" calcext:value-type="float">
            <text:p>1.666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8</text:p>
          </table:table-cell>
          <table:table-cell office:value-type="float" office:value="58.5" calcext:value-type="float">
            <text:p>58.5</text:p>
          </table:table-cell>
          <table:table-cell office:value-type="float" office:value="135.4" calcext:value-type="float">
            <text:p>135.4</text:p>
          </table:table-cell>
          <table:table-cell office:value-type="float" office:value="1.711542" calcext:value-type="float">
            <text:p>1.711542</text:p>
          </table:table-cell>
          <table:table-cell office:value-type="float" office:value="1.689817" calcext:value-type="float">
            <text:p>1.6898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9</text:p>
          </table:table-cell>
          <table:table-cell office:value-type="float" office:value="58.5" calcext:value-type="float">
            <text:p>58.5</text:p>
          </table:table-cell>
          <table:table-cell office:value-type="float" office:value="135.5" calcext:value-type="float">
            <text:p>135.5</text:p>
          </table:table-cell>
          <table:table-cell office:value-type="float" office:value="1.723012" calcext:value-type="float">
            <text:p>1.723012</text:p>
          </table:table-cell>
          <table:table-cell office:value-type="float" office:value="1.689817" calcext:value-type="float">
            <text:p>1.6898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11</text:p>
          </table:table-cell>
          <table:table-cell office:value-type="float" office:value="58.5" calcext:value-type="float">
            <text:p>58.5</text:p>
          </table:table-cell>
          <table:table-cell office:value-type="float" office:value="135.5" calcext:value-type="float">
            <text:p>135.5</text:p>
          </table:table-cell>
          <table:table-cell office:value-type="float" office:value="1.757422" calcext:value-type="float">
            <text:p>1.757422</text:p>
          </table:table-cell>
          <table:table-cell office:value-type="float" office:value="1.666831" calcext:value-type="float">
            <text:p>1.6668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12</text:p>
          </table:table-cell>
          <table:table-cell office:value-type="float" office:value="58.5" calcext:value-type="float">
            <text:p>58.5</text:p>
          </table:table-cell>
          <table:table-cell office:value-type="float" office:value="135.4" calcext:value-type="float">
            <text:p>135.4</text:p>
          </table:table-cell>
          <table:table-cell office:value-type="float" office:value="1.757422" calcext:value-type="float">
            <text:p>1.757422</text:p>
          </table:table-cell>
          <table:table-cell office:value-type="float" office:value="1.735789" calcext:value-type="float">
            <text:p>1.73578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5-14-7-7:50:14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665663" calcext:value-type="float">
            <text:p>1.665663</text:p>
          </table:table-cell>
          <table:table-cell office:value-type="float" office:value="1.747282" calcext:value-type="float">
            <text:p>1.7472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15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700073" calcext:value-type="float">
            <text:p>1.700073</text:p>
          </table:table-cell>
          <table:table-cell office:value-type="float" office:value="1.758775" calcext:value-type="float">
            <text:p>1.75877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16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723012" calcext:value-type="float">
            <text:p>1.723012</text:p>
          </table:table-cell>
          <table:table-cell office:value-type="float" office:value="1.747282" calcext:value-type="float">
            <text:p>1.7472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18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745952" calcext:value-type="float">
            <text:p>1.745952</text:p>
          </table:table-cell>
          <table:table-cell office:value-type="float" office:value="1.70131" calcext:value-type="float">
            <text:p>1.701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19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700073" calcext:value-type="float">
            <text:p>1.700073</text:p>
          </table:table-cell>
          <table:table-cell office:value-type="float" office:value="1.70131" calcext:value-type="float">
            <text:p>1.701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21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654193" calcext:value-type="float">
            <text:p>1.654193</text:p>
          </table:table-cell>
          <table:table-cell office:value-type="float" office:value="1.735789" calcext:value-type="float">
            <text:p>1.7357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22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677133" calcext:value-type="float">
            <text:p>1.677133</text:p>
          </table:table-cell>
          <table:table-cell office:value-type="float" office:value="1.770268" calcext:value-type="float">
            <text:p>1.77026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23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757422" calcext:value-type="float">
            <text:p>1.757422</text:p>
          </table:table-cell>
          <table:table-cell office:value-type="float" office:value="1.793254" calcext:value-type="float">
            <text:p>1.79325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25</text:p>
          </table:table-cell>
          <table:table-cell office:value-type="float" office:value="58.6" calcext:value-type="float">
            <text:p>58.6</text:p>
          </table:table-cell>
          <table:table-cell office:value-type="float" office:value="135.2" calcext:value-type="float">
            <text:p>135.2</text:p>
          </table:table-cell>
          <table:table-cell office:value-type="float" office:value="1.688603" calcext:value-type="float">
            <text:p>1.688603</text:p>
          </table:table-cell>
          <table:table-cell office:value-type="float" office:value="1.735789" calcext:value-type="float">
            <text:p>1.7357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26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539494" calcext:value-type="float">
            <text:p>1.539494</text:p>
          </table:table-cell>
          <table:table-cell office:value-type="float" office:value="1.689817" calcext:value-type="float">
            <text:p>1.6898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28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413326" calcext:value-type="float">
            <text:p>1.413326</text:p>
          </table:table-cell>
          <table:table-cell office:value-type="float" office:value="1.70131" calcext:value-type="float">
            <text:p>1.701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29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390386" calcext:value-type="float">
            <text:p>1.390386</text:p>
          </table:table-cell>
          <table:table-cell office:value-type="float" office:value="1.770268" calcext:value-type="float">
            <text:p>1.77026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30</text:p>
          </table:table-cell>
          <table:table-cell office:value-type="float" office:value="58.6" calcext:value-type="float">
            <text:p>58.6</text:p>
          </table:table-cell>
          <table:table-cell office:value-type="float" office:value="135.6" calcext:value-type="float">
            <text:p>135.6</text:p>
          </table:table-cell>
          <table:table-cell office:value-type="float" office:value="1.413326" calcext:value-type="float">
            <text:p>1.413326</text:p>
          </table:table-cell>
          <table:table-cell office:value-type="float" office:value="1.70131" calcext:value-type="float">
            <text:p>1.701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32</text:p>
          </table:table-cell>
          <table:table-cell office:value-type="float" office:value="58.6" calcext:value-type="float">
            <text:p>58.6</text:p>
          </table:table-cell>
          <table:table-cell office:value-type="float" office:value="135.7" calcext:value-type="float">
            <text:p>135.7</text:p>
          </table:table-cell>
          <table:table-cell office:value-type="float" office:value="1.516554" calcext:value-type="float">
            <text:p>1.516554</text:p>
          </table:table-cell>
          <table:table-cell office:value-type="float" office:value="1.563394" calcext:value-type="float">
            <text:p>1.56339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33</text:p>
          </table:table-cell>
          <table:table-cell office:value-type="float" office:value="58.7" calcext:value-type="float">
            <text:p>58.7</text:p>
          </table:table-cell>
          <table:table-cell office:value-type="float" office:value="135.8" calcext:value-type="float">
            <text:p>135.8</text:p>
          </table:table-cell>
          <table:table-cell office:value-type="float" office:value="1.573904" calcext:value-type="float">
            <text:p>1.573904</text:p>
          </table:table-cell>
          <table:table-cell office:value-type="float" office:value="1.482943" calcext:value-type="float">
            <text:p>1.4829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35</text:p>
          </table:table-cell>
          <table:table-cell office:value-type="float" office:value="58.6" calcext:value-type="float">
            <text:p>58.6</text:p>
          </table:table-cell>
          <table:table-cell office:value-type="float" office:value="135.8" calcext:value-type="float">
            <text:p>135.8</text:p>
          </table:table-cell>
          <table:table-cell office:value-type="float" office:value="1.596844" calcext:value-type="float">
            <text:p>1.596844</text:p>
          </table:table-cell>
          <table:table-cell office:value-type="float" office:value="1.390998" calcext:value-type="float">
            <text:p>1.39099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36</text:p>
          </table:table-cell>
          <table:table-cell office:value-type="float" office:value="58.6" calcext:value-type="float">
            <text:p>58.6</text:p>
          </table:table-cell>
          <table:table-cell office:value-type="float" office:value="135.7" calcext:value-type="float">
            <text:p>135.7</text:p>
          </table:table-cell>
          <table:table-cell office:value-type="float" office:value="1.550964" calcext:value-type="float">
            <text:p>1.550964</text:p>
          </table:table-cell>
          <table:table-cell office:value-type="float" office:value="1.425478" calcext:value-type="float">
            <text:p>1.42547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37</text:p>
          </table:table-cell>
          <table:table-cell office:value-type="float" office:value="58.6" calcext:value-type="float">
            <text:p>58.6</text:p>
          </table:table-cell>
          <table:table-cell office:value-type="float" office:value="135.7" calcext:value-type="float">
            <text:p>135.7</text:p>
          </table:table-cell>
          <table:table-cell office:value-type="float" office:value="1.516554" calcext:value-type="float">
            <text:p>1.516554</text:p>
          </table:table-cell>
          <table:table-cell office:value-type="float" office:value="1.448464" calcext:value-type="float">
            <text:p>1.4484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39</text:p>
          </table:table-cell>
          <table:table-cell office:value-type="float" office:value="58.6" calcext:value-type="float">
            <text:p>58.6</text:p>
          </table:table-cell>
          <table:table-cell office:value-type="float" office:value="135.7" calcext:value-type="float">
            <text:p>135.7</text:p>
          </table:table-cell>
          <table:table-cell office:value-type="float" office:value="1.493615" calcext:value-type="float">
            <text:p>1.493615</text:p>
          </table:table-cell>
          <table:table-cell office:value-type="float" office:value="1.540408" calcext:value-type="float">
            <text:p>1.54040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40</text:p>
          </table:table-cell>
          <table:table-cell office:value-type="float" office:value="58.6" calcext:value-type="float">
            <text:p>58.6</text:p>
          </table:table-cell>
          <table:table-cell office:value-type="float" office:value="135.7" calcext:value-type="float">
            <text:p>135.7</text:p>
          </table:table-cell>
          <table:table-cell office:value-type="float" office:value="1.413326" calcext:value-type="float">
            <text:p>1.413326</text:p>
          </table:table-cell>
          <table:table-cell office:value-type="float" office:value="1.58638" calcext:value-type="float">
            <text:p>1.5863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42</text:p>
          </table:table-cell>
          <table:table-cell office:value-type="float" office:value="58.6" calcext:value-type="float">
            <text:p>58.6</text:p>
          </table:table-cell>
          <table:table-cell office:value-type="float" office:value="135.7" calcext:value-type="float">
            <text:p>135.7</text:p>
          </table:table-cell>
          <table:table-cell office:value-type="float" office:value="1.310097" calcext:value-type="float">
            <text:p>1.310097</text:p>
          </table:table-cell>
          <table:table-cell office:value-type="float" office:value="1.540408" calcext:value-type="float">
            <text:p>1.54040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43</text:p>
          </table:table-cell>
          <table:table-cell office:value-type="float" office:value="58.6" calcext:value-type="float">
            <text:p>58.6</text:p>
          </table:table-cell>
          <table:table-cell office:value-type="float" office:value="135.7" calcext:value-type="float">
            <text:p>135.7</text:p>
          </table:table-cell>
          <table:table-cell office:value-type="float" office:value="1.241277" calcext:value-type="float">
            <text:p>1.241277</text:p>
          </table:table-cell>
          <table:table-cell office:value-type="float" office:value="1.505929" calcext:value-type="float">
            <text:p>1.50592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44</text:p>
          </table:table-cell>
          <table:table-cell office:value-type="float" office:value="58.6" calcext:value-type="float">
            <text:p>58.6</text:p>
          </table:table-cell>
          <table:table-cell office:value-type="float" office:value="135.6" calcext:value-type="float">
            <text:p>135.6</text:p>
          </table:table-cell>
          <table:table-cell office:value-type="float" office:value="2.445615" calcext:value-type="float">
            <text:p>2.445615</text:p>
          </table:table-cell>
          <table:table-cell office:value-type="float" office:value="1.459957" calcext:value-type="float">
            <text:p>1.45995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46</text:p>
          </table:table-cell>
          <table:table-cell office:value-type="float" office:value="58.6" calcext:value-type="float">
            <text:p>58.6</text:p>
          </table:table-cell>
          <table:table-cell office:value-type="float" office:value="135.6" calcext:value-type="float">
            <text:p>135.6</text:p>
          </table:table-cell>
          <table:table-cell office:value-type="float" office:value="1.459205" calcext:value-type="float">
            <text:p>1.459205</text:p>
          </table:table-cell>
          <table:table-cell office:value-type="float" office:value="1.390998" calcext:value-type="float">
            <text:p>1.39099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47</text:p>
          </table:table-cell>
          <table:table-cell office:value-type="float" office:value="58.5" calcext:value-type="float">
            <text:p>58.5</text:p>
          </table:table-cell>
          <table:table-cell office:value-type="float" office:value="135.6" calcext:value-type="float">
            <text:p>135.6</text:p>
          </table:table-cell>
          <table:table-cell office:value-type="float" office:value="1.092169" calcext:value-type="float">
            <text:p>1.092169</text:p>
          </table:table-cell>
          <table:table-cell office:value-type="float" office:value="1.299054" calcext:value-type="float">
            <text:p>1.29905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49</text:p>
          </table:table-cell>
          <table:table-cell office:value-type="float" office:value="58.5" calcext:value-type="float">
            <text:p>58.5</text:p>
          </table:table-cell>
          <table:table-cell office:value-type="float" office:value="135.6" calcext:value-type="float">
            <text:p>135.6</text:p>
          </table:table-cell>
          <table:table-cell office:value-type="float" office:value="1.115109" calcext:value-type="float">
            <text:p>1.115109</text:p>
          </table:table-cell>
          <table:table-cell office:value-type="float" office:value="1.230096" calcext:value-type="float">
            <text:p>1.23009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50</text:p>
          </table:table-cell>
          <table:table-cell office:value-type="float" office:value="58.5" calcext:value-type="float">
            <text:p>58.5</text:p>
          </table:table-cell>
          <table:table-cell office:value-type="float" office:value="135.5" calcext:value-type="float">
            <text:p>135.5</text:p>
          </table:table-cell>
          <table:table-cell office:value-type="float" office:value="1.229807" calcext:value-type="float">
            <text:p>1.229807</text:p>
          </table:table-cell>
          <table:table-cell office:value-type="float" office:value="1.172631" calcext:value-type="float">
            <text:p>1.1726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51</text:p>
          </table:table-cell>
          <table:table-cell office:value-type="float" office:value="58.5" calcext:value-type="float">
            <text:p>58.5</text:p>
          </table:table-cell>
          <table:table-cell office:value-type="float" office:value="135.5" calcext:value-type="float">
            <text:p>135.5</text:p>
          </table:table-cell>
          <table:table-cell office:value-type="float" office:value="1.172458" calcext:value-type="float">
            <text:p>1.172458</text:p>
          </table:table-cell>
          <table:table-cell office:value-type="float" office:value="1.115166" calcext:value-type="float">
            <text:p>1.1151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53</text:p>
          </table:table-cell>
          <table:table-cell office:value-type="float" office:value="58.5" calcext:value-type="float">
            <text:p>58.5</text:p>
          </table:table-cell>
          <table:table-cell office:value-type="float" office:value="135.5" calcext:value-type="float">
            <text:p>135.5</text:p>
          </table:table-cell>
          <table:table-cell office:value-type="float" office:value="1.183928" calcext:value-type="float">
            <text:p>1.183928</text:p>
          </table:table-cell>
          <table:table-cell office:value-type="float" office:value="1.023222" calcext:value-type="float">
            <text:p>1.0232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54</text:p>
          </table:table-cell>
          <table:table-cell office:value-type="float" office:value="58.5" calcext:value-type="float">
            <text:p>58.5</text:p>
          </table:table-cell>
          <table:table-cell office:value-type="float" office:value="135.5" calcext:value-type="float">
            <text:p>135.5</text:p>
          </table:table-cell>
          <table:table-cell office:value-type="float" office:value="1.183928" calcext:value-type="float">
            <text:p>1.183928</text:p>
          </table:table-cell>
          <table:table-cell office:value-type="float" office:value="1.046208" calcext:value-type="float">
            <text:p>1.04620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56</text:p>
          </table:table-cell>
          <table:table-cell office:value-type="float" office:value="58.5" calcext:value-type="float">
            <text:p>58.5</text:p>
          </table:table-cell>
          <table:table-cell office:value-type="float" office:value="135.5" calcext:value-type="float">
            <text:p>135.5</text:p>
          </table:table-cell>
          <table:table-cell office:value-type="float" office:value="1.195398" calcext:value-type="float">
            <text:p>1.195398</text:p>
          </table:table-cell>
          <table:table-cell office:value-type="float" office:value="1.149645" calcext:value-type="float">
            <text:p>1.1496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57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206868" calcext:value-type="float">
            <text:p>1.206868</text:p>
          </table:table-cell>
          <table:table-cell office:value-type="float" office:value="1.218603" calcext:value-type="float">
            <text:p>1.2186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0:58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172458" calcext:value-type="float">
            <text:p>1.172458</text:p>
          </table:table-cell>
          <table:table-cell office:value-type="float" office:value="1.161138" calcext:value-type="float">
            <text:p>1.16113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0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172458" calcext:value-type="float">
            <text:p>1.172458</text:p>
          </table:table-cell>
          <table:table-cell office:value-type="float" office:value="1.195617" calcext:value-type="float">
            <text:p>1.195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1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138048" calcext:value-type="float">
            <text:p>1.138048</text:p>
          </table:table-cell>
          <table:table-cell office:value-type="float" office:value="1.20711" calcext:value-type="float">
            <text:p>1.207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3</text:p>
          </table:table-cell>
          <table:table-cell office:value-type="float" office:value="58.6" calcext:value-type="float">
            <text:p>58.6</text:p>
          </table:table-cell>
          <table:table-cell office:value-type="float" office:value="135.4" calcext:value-type="float">
            <text:p>135.4</text:p>
          </table:table-cell>
          <table:table-cell office:value-type="float" office:value="1.126578" calcext:value-type="float">
            <text:p>1.126578</text:p>
          </table:table-cell>
          <table:table-cell office:value-type="float" office:value="1.218603" calcext:value-type="float">
            <text:p>1.2186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4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115109" calcext:value-type="float">
            <text:p>1.115109</text:p>
          </table:table-cell>
          <table:table-cell office:value-type="float" office:value="1.184124" calcext:value-type="float">
            <text:p>1.18412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5</text:p>
          </table:table-cell>
          <table:table-cell office:value-type="float" office:value="58.6" calcext:value-type="float">
            <text:p>58.6</text:p>
          </table:table-cell>
          <table:table-cell office:value-type="float" office:value="135.3" calcext:value-type="float">
            <text:p>135.3</text:p>
          </table:table-cell>
          <table:table-cell office:value-type="float" office:value="1.092169" calcext:value-type="float">
            <text:p>1.092169</text:p>
          </table:table-cell>
          <table:table-cell office:value-type="float" office:value="1.161138" calcext:value-type="float">
            <text:p>1.16113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7</text:p>
          </table:table-cell>
          <table:table-cell office:value-type="float" office:value="58.6" calcext:value-type="float">
            <text:p>58.6</text:p>
          </table:table-cell>
          <table:table-cell office:value-type="float" office:value="135.2" calcext:value-type="float">
            <text:p>135.2</text:p>
          </table:table-cell>
          <table:table-cell office:value-type="float" office:value="1.02335" calcext:value-type="float">
            <text:p>1.02335</text:p>
          </table:table-cell>
          <table:table-cell office:value-type="float" office:value="1.138152" calcext:value-type="float">
            <text:p>1.13815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8</text:p>
          </table:table-cell>
          <table:table-cell office:value-type="float" office:value="58.6" calcext:value-type="float">
            <text:p>58.6</text:p>
          </table:table-cell>
          <table:table-cell office:value-type="float" office:value="135.2" calcext:value-type="float">
            <text:p>135.2</text:p>
          </table:table-cell>
          <table:table-cell office:value-type="float" office:value="1.01188" calcext:value-type="float">
            <text:p>1.01188</text:p>
          </table:table-cell>
          <table:table-cell office:value-type="float" office:value="1.115166" calcext:value-type="float">
            <text:p>1.1151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10</text:p>
          </table:table-cell>
          <table:table-cell office:value-type="float" office:value="58.7" calcext:value-type="float">
            <text:p>58.7</text:p>
          </table:table-cell>
          <table:table-cell office:value-type="float" office:value="135.1" calcext:value-type="float">
            <text:p>135.1</text:p>
          </table:table-cell>
          <table:table-cell office:value-type="float" office:value="1.149518" calcext:value-type="float">
            <text:p>1.149518</text:p>
          </table:table-cell>
          <table:table-cell office:value-type="float" office:value="1.115166" calcext:value-type="float">
            <text:p>1.11516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11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</text:p>
          </table:table-cell>
          <table:table-cell office:value-type="float" office:value="1.092169" calcext:value-type="float">
            <text:p>1.092169</text:p>
          </table:table-cell>
          <table:table-cell office:value-type="float" office:value="1.103673" calcext:value-type="float">
            <text:p>1.10367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12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</text:p>
          </table:table-cell>
          <table:table-cell office:value-type="float" office:value="1.160988" calcext:value-type="float">
            <text:p>1.160988</text:p>
          </table:table-cell>
          <table:table-cell office:value-type="float" office:value="1.034715" calcext:value-type="float">
            <text:p>1.03471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14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</text:p>
          </table:table-cell>
          <table:table-cell office:value-type="float" office:value="2.262097" calcext:value-type="float">
            <text:p>2.262097</text:p>
          </table:table-cell>
          <table:table-cell office:value-type="float" office:value="1.000236" calcext:value-type="float">
            <text:p>1.00023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15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</text:p>
          </table:table-cell>
          <table:table-cell office:value-type="float" office:value="2.044169" calcext:value-type="float">
            <text:p>2.044169</text:p>
          </table:table-cell>
          <table:table-cell office:value-type="float" office:value="1.161138" calcext:value-type="float">
            <text:p>1.16113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17</text:p>
          </table:table-cell>
          <table:table-cell office:value-type="float" office:value="58.6" calcext:value-type="float">
            <text:p>58.6</text:p>
          </table:table-cell>
          <table:table-cell office:value-type="float" office:value="135" calcext:value-type="float">
            <text:p>135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1.069194" calcext:value-type="float">
            <text:p>1.06919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18</text:p>
          </table:table-cell>
          <table:table-cell office:value-type="float" office:value="58.6" calcext:value-type="float">
            <text:p>58.6</text:p>
          </table:table-cell>
          <table:table-cell office:value-type="float" office:value="135" calcext:value-type="float">
            <text:p>135</text:p>
          </table:table-cell>
          <table:table-cell office:value-type="float" office:value="1.206868" calcext:value-type="float">
            <text:p>1.206868</text:p>
          </table:table-cell>
          <table:table-cell office:value-type="float" office:value="1.138152" calcext:value-type="float">
            <text:p>1.13815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19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</text:p>
          </table:table-cell>
          <table:table-cell office:value-type="float" office:value="1.069229" calcext:value-type="float">
            <text:p>1.069229</text:p>
          </table:table-cell>
          <table:table-cell office:value-type="float" office:value="1.172631" calcext:value-type="float">
            <text:p>1.1726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21</text:p>
          </table:table-cell>
          <table:table-cell office:value-type="float" office:value="58.7" calcext:value-type="float">
            <text:p>58.7</text:p>
          </table:table-cell>
          <table:table-cell office:value-type="float" office:value="135" calcext:value-type="float">
            <text:p>135</text:p>
          </table:table-cell>
          <table:table-cell office:value-type="float" office:value="1.046289" calcext:value-type="float">
            <text:p>1.046289</text:p>
          </table:table-cell>
          <table:table-cell office:value-type="float" office:value="1.20711" calcext:value-type="float">
            <text:p>1.2071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22</text:p>
          </table:table-cell>
          <table:table-cell office:value-type="float" office:value="58.7" calcext:value-type="float">
            <text:p>58.7</text:p>
          </table:table-cell>
          <table:table-cell office:value-type="float" office:value="134.9" calcext:value-type="float">
            <text:p>134.9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1.230096" calcext:value-type="float">
            <text:p>1.23009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24</text:p>
          </table:table-cell>
          <table:table-cell office:value-type="float" office:value="58.7" calcext:value-type="float">
            <text:p>58.7</text:p>
          </table:table-cell>
          <table:table-cell office:value-type="float" office:value="134.8" calcext:value-type="float">
            <text:p>134.8</text:p>
          </table:table-cell>
          <table:table-cell office:value-type="float" office:value="0.98894" calcext:value-type="float">
            <text:p>0.98894</text:p>
          </table:table-cell>
          <table:table-cell office:value-type="float" office:value="1.172631" calcext:value-type="float">
            <text:p>1.1726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25</text:p>
          </table:table-cell>
          <table:table-cell office:value-type="float" office:value="58.7" calcext:value-type="float">
            <text:p>58.7</text:p>
          </table:table-cell>
          <table:table-cell office:value-type="float" office:value="134.8" calcext:value-type="float">
            <text:p>134.8</text:p>
          </table:table-cell>
          <table:table-cell office:value-type="float" office:value="1.02335" calcext:value-type="float">
            <text:p>1.02335</text:p>
          </table:table-cell>
          <table:table-cell office:value-type="float" office:value="1.023222" calcext:value-type="float">
            <text:p>1.0232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26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1.126578" calcext:value-type="float">
            <text:p>1.126578</text:p>
          </table:table-cell>
          <table:table-cell office:value-type="float" office:value="1.000236" calcext:value-type="float">
            <text:p>1.00023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28</text:p>
          </table:table-cell>
          <table:table-cell office:value-type="float" office:value="58.7" calcext:value-type="float">
            <text:p>58.7</text:p>
          </table:table-cell>
          <table:table-cell office:value-type="float" office:value="134.5" calcext:value-type="float">
            <text:p>134.5</text:p>
          </table:table-cell>
          <table:table-cell office:value-type="float" office:value="1.206868" calcext:value-type="float">
            <text:p>1.206868</text:p>
          </table:table-cell>
          <table:table-cell office:value-type="float" office:value="0.793361" calcext:value-type="float">
            <text:p>0.79336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29</text:p>
          </table:table-cell>
          <table:table-cell office:value-type="float" office:value="58.7" calcext:value-type="float">
            <text:p>58.7</text:p>
          </table:table-cell>
          <table:table-cell office:value-type="float" office:value="134.5" calcext:value-type="float">
            <text:p>134.5</text:p>
          </table:table-cell>
          <table:table-cell office:value-type="float" office:value="1.264217" calcext:value-type="float">
            <text:p>1.264217</text:p>
          </table:table-cell>
          <table:table-cell office:value-type="float" office:value="0.965756" calcext:value-type="float">
            <text:p>0.96575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31</text:p>
          </table:table-cell>
          <table:table-cell office:value-type="float" office:value="58.7" calcext:value-type="float">
            <text:p>58.7</text:p>
          </table:table-cell>
          <table:table-cell office:value-type="float" office:value="134.6" calcext:value-type="float">
            <text:p>134.6</text:p>
          </table:table-cell>
          <table:table-cell office:value-type="float" office:value="1.310097" calcext:value-type="float">
            <text:p>1.310097</text:p>
          </table:table-cell>
          <table:table-cell office:value-type="float" office:value="1.011729" calcext:value-type="float">
            <text:p>1.01172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32</text:p>
          </table:table-cell>
          <table:table-cell office:value-type="float" office:value="58.7" calcext:value-type="float">
            <text:p>58.7</text:p>
          </table:table-cell>
          <table:table-cell office:value-type="float" office:value="134.5" calcext:value-type="float">
            <text:p>134.5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1.080687" calcext:value-type="float">
            <text:p>1.08068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33</text:p>
          </table:table-cell>
          <table:table-cell office:value-type="float" office:value="58.7" calcext:value-type="float">
            <text:p>58.7</text:p>
          </table:table-cell>
          <table:table-cell office:value-type="float" office:value="134.6" calcext:value-type="float">
            <text:p>134.6</text:p>
          </table:table-cell>
          <table:table-cell office:value-type="float" office:value="1.229807" calcext:value-type="float">
            <text:p>1.229807</text:p>
          </table:table-cell>
          <table:table-cell office:value-type="float" office:value="1.172631" calcext:value-type="float">
            <text:p>1.1726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35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1.275687" calcext:value-type="float">
            <text:p>1.275687</text:p>
          </table:table-cell>
          <table:table-cell office:value-type="float" office:value="1.218603" calcext:value-type="float">
            <text:p>1.2186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36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1.160988" calcext:value-type="float">
            <text:p>1.160988</text:p>
          </table:table-cell>
          <table:table-cell office:value-type="float" office:value="1.253082" calcext:value-type="float">
            <text:p>1.2530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38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1.172458" calcext:value-type="float">
            <text:p>1.172458</text:p>
          </table:table-cell>
          <table:table-cell office:value-type="float" office:value="1.230096" calcext:value-type="float">
            <text:p>1.23009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39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1.298627" calcext:value-type="float">
            <text:p>1.298627</text:p>
          </table:table-cell>
          <table:table-cell office:value-type="float" office:value="1.184124" calcext:value-type="float">
            <text:p>1.18412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40</text:p>
          </table:table-cell>
          <table:table-cell office:value-type="float" office:value="58.7" calcext:value-type="float">
            <text:p>58.7</text:p>
          </table:table-cell>
          <table:table-cell office:value-type="float" office:value="134.8" calcext:value-type="float">
            <text:p>134.8</text:p>
          </table:table-cell>
          <table:table-cell office:value-type="float" office:value="1.126578" calcext:value-type="float">
            <text:p>1.126578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42</text:p>
          </table:table-cell>
          <table:table-cell office:value-type="float" office:value="58.7" calcext:value-type="float">
            <text:p>58.7</text:p>
          </table:table-cell>
          <table:table-cell office:value-type="float" office:value="134.8" calcext:value-type="float">
            <text:p>134.8</text:p>
          </table:table-cell>
          <table:table-cell office:value-type="float" office:value="0.151639" calcext:value-type="float">
            <text:p>0.151639</text:p>
          </table:table-cell>
          <table:table-cell office:value-type="float" office:value="1.126659" calcext:value-type="float">
            <text:p>1.12665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43</text:p>
          </table:table-cell>
          <table:table-cell office:value-type="float" office:value="58.7" calcext:value-type="float">
            <text:p>58.7</text:p>
          </table:table-cell>
          <table:table-cell office:value-type="float" office:value="134.8" calcext:value-type="float">
            <text:p>134.8</text:p>
          </table:table-cell>
          <table:table-cell office:value-type="float" office:value="0.014" calcext:value-type="float">
            <text:p>0.014</text:p>
          </table:table-cell>
          <table:table-cell office:value-type="float" office:value="1.138152" calcext:value-type="float">
            <text:p>1.13815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45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1.115109" calcext:value-type="float">
            <text:p>1.115109</text:p>
          </table:table-cell>
          <table:table-cell office:value-type="float" office:value="1.195617" calcext:value-type="float">
            <text:p>1.1956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46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2.067109" calcext:value-type="float">
            <text:p>2.067109</text:p>
          </table:table-cell>
          <table:table-cell office:value-type="float" office:value="0.885305" calcext:value-type="float">
            <text:p>0.88530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47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1.493615" calcext:value-type="float">
            <text:p>1.493615</text:p>
          </table:table-cell>
          <table:table-cell office:value-type="float" office:value="0.0233281" calcext:value-type="float">
            <text:p>0.023328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49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1.344506" calcext:value-type="float">
            <text:p>1.344506</text:p>
          </table:table-cell>
          <table:table-cell office:value-type="float" office:value="0.0463141" calcext:value-type="float">
            <text:p>0.046314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50</text:p>
          </table:table-cell>
          <table:table-cell office:value-type="float" office:value="58.7" calcext:value-type="float">
            <text:p>58.7</text:p>
          </table:table-cell>
          <table:table-cell office:value-type="float" office:value="134.7" calcext:value-type="float">
            <text:p>134.7</text:p>
          </table:table-cell>
          <table:table-cell office:value-type="float" office:value="1.367446" calcext:value-type="float">
            <text:p>1.367446</text:p>
          </table:table-cell>
          <table:table-cell office:value-type="float" office:value="1.126659" calcext:value-type="float">
            <text:p>1.12665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52</text:p>
          </table:table-cell>
          <table:table-cell office:value-type="float" office:value="58.8" calcext:value-type="float">
            <text:p>58.8</text:p>
          </table:table-cell>
          <table:table-cell office:value-type="float" office:value="134.8" calcext:value-type="float">
            <text:p>134.8</text:p>
          </table:table-cell>
          <table:table-cell office:value-type="float" office:value="1.447735" calcext:value-type="float">
            <text:p>1.447735</text:p>
          </table:table-cell>
          <table:table-cell office:value-type="float" office:value="1.517422" calcext:value-type="float">
            <text:p>1.5174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53</text:p>
          </table:table-cell>
          <table:table-cell office:value-type="float" office:value="58.8" calcext:value-type="float">
            <text:p>58.8</text:p>
          </table:table-cell>
          <table:table-cell office:value-type="float" office:value="134.8" calcext:value-type="float">
            <text:p>134.8</text:p>
          </table:table-cell>
          <table:table-cell office:value-type="float" office:value="1.688603" calcext:value-type="float">
            <text:p>1.688603</text:p>
          </table:table-cell>
          <table:table-cell office:value-type="float" office:value="1.368012" calcext:value-type="float">
            <text:p>1.36801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54</text:p>
          </table:table-cell>
          <table:table-cell office:value-type="float" office:value="58.8" calcext:value-type="float">
            <text:p>58.8</text:p>
          </table:table-cell>
          <table:table-cell office:value-type="float" office:value="134.8" calcext:value-type="float">
            <text:p>134.8</text:p>
          </table:table-cell>
          <table:table-cell office:value-type="float" office:value="1.688603" calcext:value-type="float">
            <text:p>1.688603</text:p>
          </table:table-cell>
          <table:table-cell office:value-type="float" office:value="1.356519" calcext:value-type="float">
            <text:p>1.35651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56</text:p>
          </table:table-cell>
          <table:table-cell office:value-type="float" office:value="58.8" calcext:value-type="float">
            <text:p>58.8</text:p>
          </table:table-cell>
          <table:table-cell office:value-type="float" office:value="134.8" calcext:value-type="float">
            <text:p>134.8</text:p>
          </table:table-cell>
          <table:table-cell office:value-type="float" office:value="1.654193" calcext:value-type="float">
            <text:p>1.654193</text:p>
          </table:table-cell>
          <table:table-cell office:value-type="float" office:value="1.425478" calcext:value-type="float">
            <text:p>1.42547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57</text:p>
          </table:table-cell>
          <table:table-cell office:value-type="float" office:value="58.8" calcext:value-type="float">
            <text:p>58.8</text:p>
          </table:table-cell>
          <table:table-cell office:value-type="float" office:value="134.8" calcext:value-type="float">
            <text:p>134.8</text:p>
          </table:table-cell>
          <table:table-cell office:value-type="float" office:value="1.745952" calcext:value-type="float">
            <text:p>1.745952</text:p>
          </table:table-cell>
          <table:table-cell office:value-type="float" office:value="1.574887" calcext:value-type="float">
            <text:p>1.57488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1:59</text:p>
          </table:table-cell>
          <table:table-cell office:value-type="float" office:value="58.8" calcext:value-type="float">
            <text:p>58.8</text:p>
          </table:table-cell>
          <table:table-cell office:value-type="float" office:value="134.8" calcext:value-type="float">
            <text:p>134.8</text:p>
          </table:table-cell>
          <table:table-cell office:value-type="float" office:value="1.539494" calcext:value-type="float">
            <text:p>1.539494</text:p>
          </table:table-cell>
          <table:table-cell office:value-type="float" office:value="1.712803" calcext:value-type="float">
            <text:p>1.7128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0</text:p>
          </table:table-cell>
          <table:table-cell office:value-type="float" office:value="58.8" calcext:value-type="float">
            <text:p>58.8</text:p>
          </table:table-cell>
          <table:table-cell office:value-type="float" office:value="134.7" calcext:value-type="float">
            <text:p>134.7</text:p>
          </table:table-cell>
          <table:table-cell office:value-type="float" office:value="1.390386" calcext:value-type="float">
            <text:p>1.390386</text:p>
          </table:table-cell>
          <table:table-cell office:value-type="float" office:value="1.689817" calcext:value-type="float">
            <text:p>1.68981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1</text:p>
          </table:table-cell>
          <table:table-cell office:value-type="float" office:value="58.8" calcext:value-type="float">
            <text:p>58.8</text:p>
          </table:table-cell>
          <table:table-cell office:value-type="float" office:value="134.8" calcext:value-type="float">
            <text:p>134.8</text:p>
          </table:table-cell>
          <table:table-cell office:value-type="float" office:value="1.355976" calcext:value-type="float">
            <text:p>1.355976</text:p>
          </table:table-cell>
          <table:table-cell office:value-type="float" office:value="1.643845" calcext:value-type="float">
            <text:p>1.6438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3</text:p>
          </table:table-cell>
          <table:table-cell office:value-type="float" office:value="58.8" calcext:value-type="float">
            <text:p>58.8</text:p>
          </table:table-cell>
          <table:table-cell office:value-type="float" office:value="134.8" calcext:value-type="float">
            <text:p>134.8</text:p>
          </table:table-cell>
          <table:table-cell office:value-type="float" office:value="1.470675" calcext:value-type="float">
            <text:p>1.470675</text:p>
          </table:table-cell>
          <table:table-cell office:value-type="float" office:value="1.712803" calcext:value-type="float">
            <text:p>1.71280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4</text:p>
          </table:table-cell>
          <table:table-cell office:value-type="float" office:value="58.8" calcext:value-type="float">
            <text:p>58.8</text:p>
          </table:table-cell>
          <table:table-cell office:value-type="float" office:value="134.9" calcext:value-type="float">
            <text:p>134.9</text:p>
          </table:table-cell>
          <table:table-cell office:value-type="float" office:value="1.803301" calcext:value-type="float">
            <text:p>1.803301</text:p>
          </table:table-cell>
          <table:table-cell office:value-type="float" office:value="1.482943" calcext:value-type="float">
            <text:p>1.48294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6</text:p>
          </table:table-cell>
          <table:table-cell office:value-type="float" office:value="58.8" calcext:value-type="float">
            <text:p>58.8</text:p>
          </table:table-cell>
          <table:table-cell office:value-type="float" office:value="135" calcext:value-type="float">
            <text:p>135</text:p>
          </table:table-cell>
          <table:table-cell office:value-type="float" office:value="1.711542" calcext:value-type="float">
            <text:p>1.711542</text:p>
          </table:table-cell>
          <table:table-cell office:value-type="float" office:value="1.356519" calcext:value-type="float">
            <text:p>1.35651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7</text:p>
          </table:table-cell>
          <table:table-cell office:value-type="float" office:value="58.8" calcext:value-type="float">
            <text:p>58.8</text:p>
          </table:table-cell>
          <table:table-cell office:value-type="float" office:value="135.1" calcext:value-type="float">
            <text:p>135.1</text:p>
          </table:table-cell>
          <table:table-cell office:value-type="float" office:value="1.619783" calcext:value-type="float">
            <text:p>1.619783</text:p>
          </table:table-cell>
          <table:table-cell office:value-type="float" office:value="1.345026" calcext:value-type="float">
            <text:p>1.34502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8</text:p>
          </table:table-cell>
          <table:table-cell office:value-type="float" office:value="58.8" calcext:value-type="float">
            <text:p>58.8</text:p>
          </table:table-cell>
          <table:table-cell office:value-type="float" office:value="135.1" calcext:value-type="float">
            <text:p>135.1</text:p>
          </table:table-cell>
          <table:table-cell office:value-type="float" office:value="1.883591" calcext:value-type="float">
            <text:p>1.883591</text:p>
          </table:table-cell>
          <table:table-cell office:value-type="float" office:value="1.402492" calcext:value-type="float">
            <text:p>1.40249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10</text:p>
          </table:table-cell>
          <table:table-cell office:value-type="float" office:value="58.8" calcext:value-type="float">
            <text:p>58.8</text:p>
          </table:table-cell>
          <table:table-cell office:value-type="float" office:value="135.1" calcext:value-type="float">
            <text:p>135.1</text:p>
          </table:table-cell>
          <table:table-cell office:value-type="float" office:value="1.780362" calcext:value-type="float">
            <text:p>1.780362</text:p>
          </table:table-cell>
          <table:table-cell office:value-type="float" office:value="1.632352" calcext:value-type="float">
            <text:p>1.63235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11</text:p>
          </table:table-cell>
          <table:table-cell office:value-type="float" office:value="58.8" calcext:value-type="float">
            <text:p>58.8</text:p>
          </table:table-cell>
          <table:table-cell office:value-type="float" office:value="135.2" calcext:value-type="float">
            <text:p>135.2</text:p>
          </table:table-cell>
          <table:table-cell office:value-type="float" office:value="1.378916" calcext:value-type="float">
            <text:p>1.378916</text:p>
          </table:table-cell>
          <table:table-cell office:value-type="float" office:value="1.793254" calcext:value-type="float">
            <text:p>1.79325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13</text:p>
          </table:table-cell>
          <table:table-cell office:value-type="float" office:value="58.8" calcext:value-type="float">
            <text:p>58.8</text:p>
          </table:table-cell>
          <table:table-cell office:value-type="float" office:value="135.3" calcext:value-type="float">
            <text:p>135.3</text:p>
          </table:table-cell>
          <table:table-cell office:value-type="float" office:value="1.092169" calcext:value-type="float">
            <text:p>1.092169</text:p>
          </table:table-cell>
          <table:table-cell office:value-type="float" office:value="1.597873" calcext:value-type="float">
            <text:p>1.59787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14</text:p>
          </table:table-cell>
          <table:table-cell office:value-type="float" office:value="58.7" calcext:value-type="float">
            <text:p>58.7</text:p>
          </table:table-cell>
          <table:table-cell office:value-type="float" office:value="135.4" calcext:value-type="float">
            <text:p>135.4</text:p>
          </table:table-cell>
          <table:table-cell office:value-type="float" office:value="0.449855" calcext:value-type="float">
            <text:p>0.449855</text:p>
          </table:table-cell>
          <table:table-cell office:value-type="float" office:value="1.827734" calcext:value-type="float">
            <text:p>1.82773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15</text:p>
          </table:table-cell>
          <table:table-cell office:value-type="float" office:value="58.8" calcext:value-type="float">
            <text:p>58.8</text:p>
          </table:table-cell>
          <table:table-cell office:value-type="float" office:value="135.5" calcext:value-type="float">
            <text:p>135.5</text:p>
          </table:table-cell>
          <table:table-cell office:value-type="float" office:value="0.014" calcext:value-type="float">
            <text:p>0.014</text:p>
          </table:table-cell>
          <table:table-cell office:value-type="float" office:value="1.931171" calcext:value-type="float">
            <text:p>1.93117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17</text:p>
          </table:table-cell>
          <table:table-cell office:value-type="float" office:value="58.8" calcext:value-type="float">
            <text:p>58.8</text:p>
          </table:table-cell>
          <table:table-cell office:value-type="float" office:value="135.6" calcext:value-type="float">
            <text:p>135.6</text:p>
          </table:table-cell>
          <table:table-cell office:value-type="float" office:value="0.014" calcext:value-type="float">
            <text:p>0.014</text:p>
          </table:table-cell>
          <table:table-cell office:value-type="float" office:value="1.954157" calcext:value-type="float">
            <text:p>1.95415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18</text:p>
          </table:table-cell>
          <table:table-cell office:value-type="float" office:value="58.8" calcext:value-type="float">
            <text:p>58.8</text:p>
          </table:table-cell>
          <table:table-cell office:value-type="float" office:value="135.6" calcext:value-type="float">
            <text:p>135.6</text:p>
          </table:table-cell>
          <table:table-cell office:value-type="float" office:value="0.014" calcext:value-type="float">
            <text:p>0.014</text:p>
          </table:table-cell>
          <table:table-cell office:value-type="float" office:value="1.908185" calcext:value-type="float">
            <text:p>1.9081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20</text:p>
          </table:table-cell>
          <table:table-cell office:value-type="float" office:value="58.8" calcext:value-type="float">
            <text:p>58.8</text:p>
          </table:table-cell>
          <table:table-cell office:value-type="float" office:value="135.7" calcext:value-type="float">
            <text:p>135.7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1.839227" calcext:value-type="float">
            <text:p>1.83922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21</text:p>
          </table:table-cell>
          <table:table-cell office:value-type="float" office:value="58.8" calcext:value-type="float">
            <text:p>58.8</text:p>
          </table:table-cell>
          <table:table-cell office:value-type="float" office:value="135.6" calcext:value-type="float">
            <text:p>135.6</text:p>
          </table:table-cell>
          <table:table-cell office:value-type="float" office:value="0.197518" calcext:value-type="float">
            <text:p>0.197518</text:p>
          </table:table-cell>
          <table:table-cell office:value-type="float" office:value="1.793254" calcext:value-type="float">
            <text:p>1.79325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22</text:p>
          </table:table-cell>
          <table:table-cell office:value-type="float" office:value="58.8" calcext:value-type="float">
            <text:p>58.8</text:p>
          </table:table-cell>
          <table:table-cell office:value-type="float" office:value="135.6" calcext:value-type="float">
            <text:p>135.6</text:p>
          </table:table-cell>
          <table:table-cell office:value-type="float" office:value="0.484265" calcext:value-type="float">
            <text:p>0.484265</text:p>
          </table:table-cell>
          <table:table-cell office:value-type="float" office:value="1.793254" calcext:value-type="float">
            <text:p>1.79325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24</text:p>
          </table:table-cell>
          <table:table-cell office:value-type="float" office:value="58.8" calcext:value-type="float">
            <text:p>58.8</text:p>
          </table:table-cell>
          <table:table-cell office:value-type="float" office:value="135.5" calcext:value-type="float">
            <text:p>135.5</text:p>
          </table:table-cell>
          <table:table-cell office:value-type="float" office:value="1.550964" calcext:value-type="float">
            <text:p>1.550964</text:p>
          </table:table-cell>
          <table:table-cell office:value-type="float" office:value="1.781762" calcext:value-type="float">
            <text:p>1.78176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25</text:p>
          </table:table-cell>
          <table:table-cell office:value-type="float" office:value="58.8" calcext:value-type="float">
            <text:p>58.8</text:p>
          </table:table-cell>
          <table:table-cell office:value-type="float" office:value="135.4" calcext:value-type="float">
            <text:p>135.4</text:p>
          </table:table-cell>
          <table:table-cell office:value-type="float" office:value="1.573904" calcext:value-type="float">
            <text:p>1.573904</text:p>
          </table:table-cell>
          <table:table-cell office:value-type="float" office:value="1.793254" calcext:value-type="float">
            <text:p>1.79325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27</text:p>
          </table:table-cell>
          <table:table-cell office:value-type="float" office:value="58.8" calcext:value-type="float">
            <text:p>58.8</text:p>
          </table:table-cell>
          <table:table-cell office:value-type="float" office:value="135.4" calcext:value-type="float">
            <text:p>135.4</text:p>
          </table:table-cell>
          <table:table-cell office:value-type="float" office:value="1.711542" calcext:value-type="float">
            <text:p>1.711542</text:p>
          </table:table-cell>
          <table:table-cell office:value-type="float" office:value="1.70131" calcext:value-type="float">
            <text:p>1.7013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28</text:p>
          </table:table-cell>
          <table:table-cell office:value-type="float" office:value="58.8" calcext:value-type="float">
            <text:p>58.8</text:p>
          </table:table-cell>
          <table:table-cell office:value-type="float" office:value="135.3" calcext:value-type="float">
            <text:p>135.3</text:p>
          </table:table-cell>
          <table:table-cell office:value-type="float" office:value="0.243398" calcext:value-type="float">
            <text:p>0.243398</text:p>
          </table:table-cell>
          <table:table-cell office:value-type="float" office:value="0.287668" calcext:value-type="float">
            <text:p>0.28766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29</text:p>
          </table:table-cell>
          <table:table-cell office:value-type="float" office:value="58.8" calcext:value-type="float">
            <text:p>58.8</text:p>
          </table:table-cell>
          <table:table-cell office:value-type="float" office:value="135.3" calcext:value-type="float">
            <text:p>135.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31</text:p>
          </table:table-cell>
          <table:table-cell office:value-type="float" office:value="58.8" calcext:value-type="float">
            <text:p>58.8</text:p>
          </table:table-cell>
          <table:table-cell office:value-type="float" office:value="135.2" calcext:value-type="float">
            <text:p>135.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32</text:p>
          </table:table-cell>
          <table:table-cell office:value-type="float" office:value="58.8" calcext:value-type="float">
            <text:p>58.8</text:p>
          </table:table-cell>
          <table:table-cell office:value-type="float" office:value="135.1" calcext:value-type="float">
            <text:p>135.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34</text:p>
          </table:table-cell>
          <table:table-cell office:value-type="float" office:value="58.9" calcext:value-type="float">
            <text:p>58.9</text:p>
          </table:table-cell>
          <table:table-cell office:value-type="float" office:value="134.9" calcext:value-type="float">
            <text:p>134.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35</text:p>
          </table:table-cell>
          <table:table-cell office:value-type="float" office:value="58.9" calcext:value-type="float">
            <text:p>58.9</text:p>
          </table:table-cell>
          <table:table-cell office:value-type="float" office:value="134.9" calcext:value-type="float">
            <text:p>134.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36</text:p>
          </table:table-cell>
          <table:table-cell office:value-type="float" office:value="58.9" calcext:value-type="float">
            <text:p>58.9</text:p>
          </table:table-cell>
          <table:table-cell office:value-type="float" office:value="134.8" calcext:value-type="float">
            <text:p>134.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38</text:p>
          </table:table-cell>
          <table:table-cell office:value-type="float" office:value="58.9" calcext:value-type="float">
            <text:p>58.9</text:p>
          </table:table-cell>
          <table:table-cell office:value-type="float" office:value="134.8" calcext:value-type="float">
            <text:p>134.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39</text:p>
          </table:table-cell>
          <table:table-cell office:value-type="float" office:value="58.9" calcext:value-type="float">
            <text:p>58.9</text:p>
          </table:table-cell>
          <table:table-cell office:value-type="float" office:value="134.8" calcext:value-type="float">
            <text:p>134.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41</text:p>
          </table:table-cell>
          <table:table-cell office:value-type="float" office:value="58.9" calcext:value-type="float">
            <text:p>58.9</text:p>
          </table:table-cell>
          <table:table-cell office:value-type="float" office:value="134.9" calcext:value-type="float">
            <text:p>134.9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42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43</text:p>
          </table:table-cell>
          <table:table-cell office:value-type="float" office:value="59" calcext:value-type="float">
            <text:p>59</text:p>
          </table:table-cell>
          <table:table-cell office:value-type="float" office:value="135.1" calcext:value-type="float">
            <text:p>135.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45</text:p>
          </table:table-cell>
          <table:table-cell office:value-type="float" office:value="59" calcext:value-type="float">
            <text:p>59</text:p>
          </table:table-cell>
          <table:table-cell office:value-type="float" office:value="135.2" calcext:value-type="float">
            <text:p>135.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46</text:p>
          </table:table-cell>
          <table:table-cell office:value-type="float" office:value="59" calcext:value-type="float">
            <text:p>59</text:p>
          </table:table-cell>
          <table:table-cell office:value-type="float" office:value="135.1" calcext:value-type="float">
            <text:p>135.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48</text:p>
          </table:table-cell>
          <table:table-cell office:value-type="float" office:value="59" calcext:value-type="float">
            <text:p>59</text:p>
          </table:table-cell>
          <table:table-cell office:value-type="float" office:value="135.1" calcext:value-type="float">
            <text:p>135.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49</text:p>
          </table:table-cell>
          <table:table-cell office:value-type="float" office:value="59" calcext:value-type="float">
            <text:p>59</text:p>
          </table:table-cell>
          <table:table-cell office:value-type="float" office:value="135.1" calcext:value-type="float">
            <text:p>135.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50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52</text:p>
          </table:table-cell>
          <table:table-cell office:value-type="float" office:value="59" calcext:value-type="float">
            <text:p>59</text:p>
          </table:table-cell>
          <table:table-cell office:value-type="float" office:value="135.1" calcext:value-type="float">
            <text:p>135.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53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55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56</text:p>
          </table:table-cell>
          <table:table-cell office:value-type="float" office:value="59" calcext:value-type="float">
            <text:p>59</text:p>
          </table:table-cell>
          <table:table-cell office:value-type="float" office:value="134.8" calcext:value-type="float">
            <text:p>134.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57</text:p>
          </table:table-cell>
          <table:table-cell office:value-type="float" office:value="59" calcext:value-type="float">
            <text:p>59</text:p>
          </table:table-cell>
          <table:table-cell office:value-type="float" office:value="134.7" calcext:value-type="float">
            <text:p>134.7</text:p>
          </table:table-cell>
          <table:table-cell office:value-type="float" office:value="2.135928" calcext:value-type="float">
            <text:p>2.135928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2:59</text:p>
          </table:table-cell>
          <table:table-cell office:value-type="float" office:value="58.9" calcext:value-type="float">
            <text:p>58.9</text:p>
          </table:table-cell>
          <table:table-cell office:value-type="float" office:value="134.7" calcext:value-type="float">
            <text:p>134.7</text:p>
          </table:table-cell>
          <table:table-cell office:value-type="float" office:value="1.642723" calcext:value-type="float">
            <text:p>1.642723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0</text:p>
          </table:table-cell>
          <table:table-cell office:value-type="float" office:value="58.9" calcext:value-type="float">
            <text:p>58.9</text:p>
          </table:table-cell>
          <table:table-cell office:value-type="float" office:value="134.8" calcext:value-type="float">
            <text:p>134.8</text:p>
          </table:table-cell>
          <table:table-cell office:value-type="float" office:value="1.470675" calcext:value-type="float">
            <text:p>1.470675</text:p>
          </table:table-cell>
          <table:table-cell office:value-type="float" office:value="1.517422" calcext:value-type="float">
            <text:p>1.5174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2</text:p>
          </table:table-cell>
          <table:table-cell office:value-type="float" office:value="58.9" calcext:value-type="float">
            <text:p>58.9</text:p>
          </table:table-cell>
          <table:table-cell office:value-type="float" office:value="134.9" calcext:value-type="float">
            <text:p>134.9</text:p>
          </table:table-cell>
          <table:table-cell office:value-type="float" office:value="1.092169" calcext:value-type="float">
            <text:p>1.092169</text:p>
          </table:table-cell>
          <table:table-cell office:value-type="float" office:value="1.839227" calcext:value-type="float">
            <text:p>1.839227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3</text:p>
          </table:table-cell>
          <table:table-cell office:value-type="float" office:value="58.9" calcext:value-type="float">
            <text:p>58.9</text:p>
          </table:table-cell>
          <table:table-cell office:value-type="float" office:value="134.9" calcext:value-type="float">
            <text:p>134.9</text:p>
          </table:table-cell>
          <table:table-cell office:value-type="float" office:value="0.403976" calcext:value-type="float">
            <text:p>0.403976</text:p>
          </table:table-cell>
          <table:table-cell office:value-type="float" office:value="1.517422" calcext:value-type="float">
            <text:p>1.51742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4</text:p>
          </table:table-cell>
          <table:table-cell office:value-type="float" office:value="59" calcext:value-type="float">
            <text:p>59</text:p>
          </table:table-cell>
          <table:table-cell office:value-type="float" office:value="134.8" calcext:value-type="float">
            <text:p>134.8</text:p>
          </table:table-cell>
          <table:table-cell office:value-type="float" office:value="0.014" calcext:value-type="float">
            <text:p>0.014</text:p>
          </table:table-cell>
          <table:table-cell office:value-type="float" office:value="1.356519" calcext:value-type="float">
            <text:p>1.35651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6</text:p>
          </table:table-cell>
          <table:table-cell office:value-type="float" office:value="59" calcext:value-type="float">
            <text:p>59</text:p>
          </table:table-cell>
          <table:table-cell office:value-type="float" office:value="134.7" calcext:value-type="float">
            <text:p>134.7</text:p>
          </table:table-cell>
          <table:table-cell office:value-type="float" office:value="0.014" calcext:value-type="float">
            <text:p>0.014</text:p>
          </table:table-cell>
          <table:table-cell office:value-type="float" office:value="1.241589" calcext:value-type="float">
            <text:p>1.24158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7</text:p>
          </table:table-cell>
          <table:table-cell office:value-type="float" office:value="59" calcext:value-type="float">
            <text:p>59</text:p>
          </table:table-cell>
          <table:table-cell office:value-type="float" office:value="134.7" calcext:value-type="float">
            <text:p>134.7</text:p>
          </table:table-cell>
          <table:table-cell office:value-type="float" office:value="0.014" calcext:value-type="float">
            <text:p>0.014</text:p>
          </table:table-cell>
          <table:table-cell office:value-type="float" office:value="1.138152" calcext:value-type="float">
            <text:p>1.13815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9</text:p>
          </table:table-cell>
          <table:table-cell office:value-type="float" office:value="59" calcext:value-type="float">
            <text:p>59</text:p>
          </table:table-cell>
          <table:table-cell office:value-type="float" office:value="134.7" calcext:value-type="float">
            <text:p>134.7</text:p>
          </table:table-cell>
          <table:table-cell office:value-type="float" office:value="0.014" calcext:value-type="float">
            <text:p>0.014</text:p>
          </table:table-cell>
          <table:table-cell office:value-type="float" office:value="1.011729" calcext:value-type="float">
            <text:p>1.01172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10</text:p>
          </table:table-cell>
          <table:table-cell office:value-type="float" office:value="59" calcext:value-type="float">
            <text:p>59</text:p>
          </table:table-cell>
          <table:table-cell office:value-type="float" office:value="134.8" calcext:value-type="float">
            <text:p>134.8</text:p>
          </table:table-cell>
          <table:table-cell office:value-type="float" office:value="0.014" calcext:value-type="float">
            <text:p>0.014</text:p>
          </table:table-cell>
          <table:table-cell office:value-type="float" office:value="0.115272" calcext:value-type="float">
            <text:p>0.11527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11</text:p>
          </table:table-cell>
          <table:table-cell office:value-type="float" office:value="59" calcext:value-type="float">
            <text:p>59</text:p>
          </table:table-cell>
          <table:table-cell office:value-type="float" office:value="134.9" calcext:value-type="float">
            <text:p>134.9</text:p>
          </table:table-cell>
          <table:table-cell office:value-type="float" office:value="0.782482" calcext:value-type="float">
            <text:p>0.782482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13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1.080699" calcext:value-type="float">
            <text:p>1.080699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14</text:p>
          </table:table-cell>
          <table:table-cell office:value-type="float" office:value="59" calcext:value-type="float">
            <text:p>59</text:p>
          </table:table-cell>
          <table:table-cell office:value-type="float" office:value="135.1" calcext:value-type="float">
            <text:p>135.1</text:p>
          </table:table-cell>
          <table:table-cell office:value-type="float" office:value="0.98894" calcext:value-type="float">
            <text:p>0.9889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16</text:p>
          </table:table-cell>
          <table:table-cell office:value-type="float" office:value="59" calcext:value-type="float">
            <text:p>59</text:p>
          </table:table-cell>
          <table:table-cell office:value-type="float" office:value="135.2" calcext:value-type="float">
            <text:p>135.2</text:p>
          </table:table-cell>
          <table:table-cell office:value-type="float" office:value="1.00041" calcext:value-type="float">
            <text:p>1.00041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17</text:p>
          </table:table-cell>
          <table:table-cell office:value-type="float" office:value="59" calcext:value-type="float">
            <text:p>59</text:p>
          </table:table-cell>
          <table:table-cell office:value-type="float" office:value="135.3" calcext:value-type="float">
            <text:p>135.3</text:p>
          </table:table-cell>
          <table:table-cell office:value-type="float" office:value="0.885711" calcext:value-type="float">
            <text:p>0.885711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18</text:p>
          </table:table-cell>
          <table:table-cell office:value-type="float" office:value="59" calcext:value-type="float">
            <text:p>59</text:p>
          </table:table-cell>
          <table:table-cell office:value-type="float" office:value="135.3" calcext:value-type="float">
            <text:p>135.3</text:p>
          </table:table-cell>
          <table:table-cell office:value-type="float" office:value="0.0369398" calcext:value-type="float">
            <text:p>0.0369398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20</text:p>
          </table:table-cell>
          <table:table-cell office:value-type="float" office:value="59" calcext:value-type="float">
            <text:p>59</text:p>
          </table:table-cell>
          <table:table-cell office:value-type="float" office:value="135.3" calcext:value-type="float">
            <text:p>135.3</text:p>
          </table:table-cell>
          <table:table-cell office:value-type="float" office:value="0.449855" calcext:value-type="float">
            <text:p>0.449855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21</text:p>
          </table:table-cell>
          <table:table-cell office:value-type="float" office:value="59" calcext:value-type="float">
            <text:p>59</text:p>
          </table:table-cell>
          <table:table-cell office:value-type="float" office:value="135.3" calcext:value-type="float">
            <text:p>135.3</text:p>
          </table:table-cell>
          <table:table-cell office:value-type="float" office:value="0.908651" calcext:value-type="float">
            <text:p>0.908651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23</text:p>
          </table:table-cell>
          <table:table-cell office:value-type="float" office:value="59" calcext:value-type="float">
            <text:p>59</text:p>
          </table:table-cell>
          <table:table-cell office:value-type="float" office:value="135.3" calcext:value-type="float">
            <text:p>135.3</text:p>
          </table:table-cell>
          <table:table-cell office:value-type="float" office:value="0.93159" calcext:value-type="float">
            <text:p>0.93159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24</text:p>
          </table:table-cell>
          <table:table-cell office:value-type="float" office:value="59" calcext:value-type="float">
            <text:p>59</text:p>
          </table:table-cell>
          <table:table-cell office:value-type="float" office:value="135.3" calcext:value-type="float">
            <text:p>135.3</text:p>
          </table:table-cell>
          <table:table-cell office:value-type="float" office:value="0.266337" calcext:value-type="float">
            <text:p>0.266337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25</text:p>
          </table:table-cell>
          <table:table-cell office:value-type="float" office:value="59" calcext:value-type="float">
            <text:p>59</text:p>
          </table:table-cell>
          <table:table-cell office:value-type="float" office:value="135.2" calcext:value-type="float">
            <text:p>135.2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27</text:p>
          </table:table-cell>
          <table:table-cell office:value-type="float" office:value="59" calcext:value-type="float">
            <text:p>59</text:p>
          </table:table-cell>
          <table:table-cell office:value-type="float" office:value="135.3" calcext:value-type="float">
            <text:p>135.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28</text:p>
          </table:table-cell>
          <table:table-cell office:value-type="float" office:value="58.9" calcext:value-type="float">
            <text:p>58.9</text:p>
          </table:table-cell>
          <table:table-cell office:value-type="float" office:value="135.3" calcext:value-type="float">
            <text:p>135.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30</text:p>
          </table:table-cell>
          <table:table-cell office:value-type="float" office:value="58.9" calcext:value-type="float">
            <text:p>58.9</text:p>
          </table:table-cell>
          <table:table-cell office:value-type="float" office:value="135.4" calcext:value-type="float">
            <text:p>135.4</text:p>
          </table:table-cell>
          <table:table-cell office:value-type="float" office:value="0.174578" calcext:value-type="float">
            <text:p>0.174578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31</text:p>
          </table:table-cell>
          <table:table-cell office:value-type="float" office:value="58.9" calcext:value-type="float">
            <text:p>58.9</text:p>
          </table:table-cell>
          <table:table-cell office:value-type="float" office:value="135.5" calcext:value-type="float">
            <text:p>135.5</text:p>
          </table:table-cell>
          <table:table-cell office:value-type="float" office:value="1.02335" calcext:value-type="float">
            <text:p>1.02335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32</text:p>
          </table:table-cell>
          <table:table-cell office:value-type="float" office:value="58.9" calcext:value-type="float">
            <text:p>58.9</text:p>
          </table:table-cell>
          <table:table-cell office:value-type="float" office:value="135.6" calcext:value-type="float">
            <text:p>135.6</text:p>
          </table:table-cell>
          <table:table-cell office:value-type="float" office:value="1.069229" calcext:value-type="float">
            <text:p>1.069229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34</text:p>
          </table:table-cell>
          <table:table-cell office:value-type="float" office:value="58.9" calcext:value-type="float">
            <text:p>58.9</text:p>
          </table:table-cell>
          <table:table-cell office:value-type="float" office:value="135.6" calcext:value-type="float">
            <text:p>135.6</text:p>
          </table:table-cell>
          <table:table-cell office:value-type="float" office:value="1.080699" calcext:value-type="float">
            <text:p>1.080699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35</text:p>
          </table:table-cell>
          <table:table-cell office:value-type="float" office:value="59" calcext:value-type="float">
            <text:p>59</text:p>
          </table:table-cell>
          <table:table-cell office:value-type="float" office:value="135.5" calcext:value-type="float">
            <text:p>135.5</text:p>
          </table:table-cell>
          <table:table-cell office:value-type="float" office:value="1.080699" calcext:value-type="float">
            <text:p>1.080699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37</text:p>
          </table:table-cell>
          <table:table-cell office:value-type="float" office:value="59" calcext:value-type="float">
            <text:p>59</text:p>
          </table:table-cell>
          <table:table-cell office:value-type="float" office:value="135.3" calcext:value-type="float">
            <text:p>135.3</text:p>
          </table:table-cell>
          <table:table-cell office:value-type="float" office:value="1.080699" calcext:value-type="float">
            <text:p>1.080699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38</text:p>
          </table:table-cell>
          <table:table-cell office:value-type="float" office:value="59" calcext:value-type="float">
            <text:p>59</text:p>
          </table:table-cell>
          <table:table-cell office:value-type="float" office:value="135.3" calcext:value-type="float">
            <text:p>135.3</text:p>
          </table:table-cell>
          <table:table-cell office:value-type="float" office:value="1.080699" calcext:value-type="float">
            <text:p>1.080699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2015-14-7-7:53:39</text:p>
          </table:table-cell>
          <table:table-cell office:value-type="float" office:value="58.9" calcext:value-type="float">
            <text:p>58.9</text:p>
          </table:table-cell>
          <table:table-cell office:value-type="float" office:value="135.4" calcext:value-type="float">
            <text:p>135.4</text:p>
          </table:table-cell>
          <table:table-cell office:value-type="float" office:value="1.080699" calcext:value-type="float">
            <text:p>1.080699</text:p>
          </table:table-cell>
          <table:table-cell office:value-type="float" office:value="0.000342" calcext:value-type="float">
            <text:p>0.000342</text:p>
          </table:table-cell>
          <table:table-cell office:value-type="float" office:value="0.75" calcext:value-type="float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0:46:15.91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6T10:46:37.594000000</dc:date>
    <meta:editing-duration>PT11M20S</meta:editing-duration>
    <meta:editing-cycles>2</meta:editing-cycles>
    <meta:generator>LibreOffice/4.4.2.2$Windows_x86 LibreOffice_project/c4c7d32d0d49397cad38d62472b0bc8acff48dd6</meta:generator>
    <meta:document-statistic meta:table-count="1" meta:cell-count="1914" meta:object-count="0"/>
  </office:meta>
</office:document-meta>
</file>